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603920" table:style-name="ce5">
            <text:p>7.603.920</text:p>
          </table:table-cell>
          <table:table-cell office:value-type="float" office:value="1305500" table:style-name="ce5">
            <text:p>1.305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1240670" table:style-name="ce6">
            <text:p>11.240.670</text:p>
          </table:table-cell>
          <table:table-cell office:value-type="float" office:value="10697370" table:style-name="ce6">
            <text:p>10.697.370</text:p>
          </table:table-cell>
          <table:table-cell office:value-type="percentage" office:value="0.95166658215213151" table:style-name="ce7">
            <text:p>95,2%</text:p>
          </table:table-cell>
          <table:table-cell office:value-type="float" office:value="6055942" table:style-name="ce5">
            <text:p>6.055.942</text:p>
          </table:table-cell>
          <table:table-cell office:value-type="float" office:value="4938541" table:style-name="ce5">
            <text:p>4.938.541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267425" table:style-name="ce5">
            <text:p>1.267.425</text:p>
          </table:table-cell>
          <table:table-cell office:value-type="float" office:value="179500" table:style-name="ce5">
            <text:p>179.5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1797325" table:style-name="ce6">
            <text:p>1.797.325</text:p>
          </table:table-cell>
          <table:table-cell office:value-type="float" office:value="1713696" table:style-name="ce6">
            <text:p>1.713.696</text:p>
          </table:table-cell>
          <table:table-cell office:value-type="percentage" office:value="0.95347029613453327" table:style-name="ce7">
            <text:p>95,3%</text:p>
          </table:table-cell>
          <table:table-cell office:value-type="float" office:value="959309" table:style-name="ce5">
            <text:p>959.309</text:p>
          </table:table-cell>
          <table:table-cell office:value-type="float" office:value="849085" table:style-name="ce5">
            <text:p>849.085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050395" table:style-name="ce5">
            <text:p>1.050.395</text:p>
          </table:table-cell>
          <table:table-cell office:value-type="float" office:value="143200" table:style-name="ce5">
            <text:p>143.2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479195" table:style-name="ce6">
            <text:p>1.479.195</text:p>
          </table:table-cell>
          <table:table-cell office:value-type="float" office:value="1457669" table:style-name="ce6">
            <text:p>1.457.669</text:p>
          </table:table-cell>
          <table:table-cell office:value-type="percentage" office:value="0.9854474900199095" table:style-name="ce7">
            <text:p>98,5%</text:p>
          </table:table-cell>
          <table:table-cell office:value-type="float" office:value="803415" table:style-name="ce5">
            <text:p>803.415</text:p>
          </table:table-cell>
          <table:table-cell office:value-type="float" office:value="697162" table:style-name="ce5">
            <text:p>697.162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015920" table:style-name="ce5">
            <text:p>1.015.920</text:p>
          </table:table-cell>
          <table:table-cell office:value-type="float" office:value="222200" table:style-name="ce5">
            <text:p>222.2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556920" table:style-name="ce6">
            <text:p>1.556.920</text:p>
          </table:table-cell>
          <table:table-cell office:value-type="float" office:value="1387626" table:style-name="ce6">
            <text:p>1.387.626</text:p>
          </table:table-cell>
          <table:table-cell office:value-type="percentage" office:value="0.89126352028363698" table:style-name="ce7">
            <text:p>89,1%</text:p>
          </table:table-cell>
          <table:table-cell office:value-type="float" office:value="787142" table:style-name="ce5">
            <text:p>787.142</text:p>
          </table:table-cell>
          <table:table-cell office:value-type="float" office:value="679306" table:style-name="ce5">
            <text:p>679.306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890690" table:style-name="ce5">
            <text:p>1.890.690</text:p>
          </table:table-cell>
          <table:table-cell office:value-type="float" office:value="370400" table:style-name="ce5">
            <text:p>370.4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2898440" table:style-name="ce6">
            <text:p>2.898.440</text:p>
          </table:table-cell>
          <table:table-cell office:value-type="float" office:value="2673767" table:style-name="ce6">
            <text:p>2.673.767</text:p>
          </table:table-cell>
          <table:table-cell office:value-type="percentage" office:value="0.92248485392141977" table:style-name="ce7">
            <text:p>92,2%</text:p>
          </table:table-cell>
          <table:table-cell office:value-type="float" office:value="1542328" table:style-name="ce5">
            <text:p>1.542.328</text:p>
          </table:table-cell>
          <table:table-cell office:value-type="float" office:value="1269785" table:style-name="ce5">
            <text:p>1.269.785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58825" table:style-name="ce5">
            <text:p>558.825</text:p>
          </table:table-cell>
          <table:table-cell office:value-type="float" office:value="78400" table:style-name="ce5">
            <text:p>78.4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92375" table:style-name="ce6">
            <text:p>792.375</text:p>
          </table:table-cell>
          <table:table-cell office:value-type="float" office:value="742153" table:style-name="ce6">
            <text:p>742.153</text:p>
          </table:table-cell>
          <table:table-cell office:value-type="percentage" office:value="0.93661839406846503" table:style-name="ce7">
            <text:p>93,7%</text:p>
          </table:table-cell>
          <table:table-cell office:value-type="float" office:value="410333" table:style-name="ce5">
            <text:p>410.333</text:p>
          </table:table-cell>
          <table:table-cell office:value-type="float" office:value="360702" table:style-name="ce5">
            <text:p>360.702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461395" table:style-name="ce5">
            <text:p>2.461.395</text:p>
          </table:table-cell>
          <table:table-cell office:value-type="float" office:value="344800" table:style-name="ce5">
            <text:p>344.8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433445" table:style-name="ce6">
            <text:p>3.433.445</text:p>
          </table:table-cell>
          <table:table-cell office:value-type="float" office:value="3208377" table:style-name="ce6">
            <text:p>3.208.377</text:p>
          </table:table-cell>
          <table:table-cell office:value-type="percentage" office:value="0.93444834561206014" table:style-name="ce7">
            <text:p>93,4%</text:p>
          </table:table-cell>
          <table:table-cell office:value-type="float" office:value="1797411" table:style-name="ce5">
            <text:p>1.797.411</text:p>
          </table:table-cell>
          <table:table-cell office:value-type="float" office:value="1578958" table:style-name="ce5">
            <text:p>1.578.958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901115" table:style-name="ce5">
            <text:p>1.901.115</text:p>
          </table:table-cell>
          <table:table-cell office:value-type="float" office:value="282900" table:style-name="ce5">
            <text:p>282.9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2746290" table:style-name="ce6">
            <text:p>2.746.290</text:p>
          </table:table-cell>
          <table:table-cell office:value-type="float" office:value="2554432" table:style-name="ce6">
            <text:p>2.554.432</text:p>
          </table:table-cell>
          <table:table-cell office:value-type="percentage" office:value="0.93013920598334476" table:style-name="ce7">
            <text:p>93,0%</text:p>
          </table:table-cell>
          <table:table-cell office:value-type="float" office:value="1440137" table:style-name="ce5">
            <text:p>1.440.137</text:p>
          </table:table-cell>
          <table:table-cell office:value-type="float" office:value="1189070" table:style-name="ce5">
            <text:p>1.189.070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7104860" table:style-name="ce5">
            <text:p>7.104.860</text:p>
          </table:table-cell>
          <table:table-cell office:value-type="float" office:value="1128200" table:style-name="ce5">
            <text:p>1.128.2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0370660" table:style-name="ce6">
            <text:p>10.370.660</text:p>
          </table:table-cell>
          <table:table-cell office:value-type="float" office:value="9406558" table:style-name="ce6">
            <text:p>9.406.558</text:p>
          </table:table-cell>
          <table:table-cell office:value-type="percentage" office:value="0.90703561779096031" table:style-name="ce7">
            <text:p>90,7%</text:p>
          </table:table-cell>
          <table:table-cell office:value-type="float" office:value="5309412" table:style-name="ce5">
            <text:p>5.309.412</text:p>
          </table:table-cell>
          <table:table-cell office:value-type="float" office:value="4608129" table:style-name="ce5">
            <text:p>4.608.129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600630" table:style-name="ce5">
            <text:p>4.600.630</text:p>
          </table:table-cell>
          <table:table-cell office:value-type="float" office:value="731500" table:style-name="ce5">
            <text:p>731.5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6546180" table:style-name="ce6">
            <text:p>6.546.180</text:p>
          </table:table-cell>
          <table:table-cell office:value-type="float" office:value="6048528" table:style-name="ce6">
            <text:p>6.048.528</text:p>
          </table:table-cell>
          <table:table-cell office:value-type="percentage" office:value="0.92397825907628572" table:style-name="ce7">
            <text:p>92,4%</text:p>
          </table:table-cell>
          <table:table-cell office:value-type="float" office:value="3447961" table:style-name="ce5">
            <text:p>3.447.961</text:p>
          </table:table-cell>
          <table:table-cell office:value-type="float" office:value="2948549" table:style-name="ce5">
            <text:p>2.948.549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017395" table:style-name="ce5">
            <text:p>1.017.395</text:p>
          </table:table-cell>
          <table:table-cell office:value-type="float" office:value="141700" table:style-name="ce5">
            <text:p>141.7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438845" table:style-name="ce6">
            <text:p>1.438.845</text:p>
          </table:table-cell>
          <table:table-cell office:value-type="float" office:value="1426834" table:style-name="ce6">
            <text:p>1.426.834</text:p>
          </table:table-cell>
          <table:table-cell office:value-type="percentage" office:value="0.99165233225260541" table:style-name="ce7">
            <text:p>99,2%</text:p>
          </table:table-cell>
          <table:table-cell office:value-type="float" office:value="788026" table:style-name="ce5">
            <text:p>788.026</text:p>
          </table:table-cell>
          <table:table-cell office:value-type="float" office:value="709256" table:style-name="ce5">
            <text:p>709.256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689945" table:style-name="ce5">
            <text:p>2.689.945</text:p>
          </table:table-cell>
          <table:table-cell office:value-type="float" office:value="368300" table:style-name="ce5">
            <text:p>368.300</text:p>
          </table:table-cell>
          <table:table-cell office:value-type="float" office:value="595400" table:style-name="ce5">
            <text:p>595.400</text:p>
          </table:table-cell>
          <table:table-cell office:value-type="float" office:value="131800" table:style-name="ce5">
            <text:p>131.800</text:p>
          </table:table-cell>
          <table:table-cell office:value-type="float" office:value="3785445" table:style-name="ce6">
            <text:p>3.785.445</text:p>
          </table:table-cell>
          <table:table-cell office:value-type="float" office:value="3646647" table:style-name="ce6">
            <text:p>3.646.647</text:p>
          </table:table-cell>
          <table:table-cell office:value-type="percentage" office:value="0.96333376921339497" table:style-name="ce7">
            <text:p>96,3%</text:p>
          </table:table-cell>
          <table:table-cell office:value-type="float" office:value="2006531" table:style-name="ce5">
            <text:p>2.006.531</text:p>
          </table:table-cell>
          <table:table-cell office:value-type="float" office:value="1800770" table:style-name="ce5">
            <text:p>1.800.770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07775" table:style-name="ce5">
            <text:p>307.775</text:p>
          </table:table-cell>
          <table:table-cell office:value-type="float" office:value="43100" table:style-name="ce5">
            <text:p>43.1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27475" table:style-name="ce6">
            <text:p>427.475</text:p>
          </table:table-cell>
          <table:table-cell office:value-type="float" office:value="391024" table:style-name="ce6">
            <text:p>391.024</text:p>
          </table:table-cell>
          <table:table-cell office:value-type="percentage" office:value="0.91472951634598509" table:style-name="ce7">
            <text:p>91,5%</text:p>
          </table:table-cell>
          <table:table-cell office:value-type="float" office:value="224962" table:style-name="ce5">
            <text:p>224.962</text:p>
          </table:table-cell>
          <table:table-cell office:value-type="float" office:value="193224" table:style-name="ce5">
            <text:p>193.224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6178689" table:style-name="ce5">
            <text:p>6.178.689</text:p>
          </table:table-cell>
          <table:table-cell office:value-type="float" office:value="1067600" table:style-name="ce5">
            <text:p>1.067.6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81450" table:style-name="ce5">
            <text:p>381.450</text:p>
          </table:table-cell>
          <table:table-cell office:value-type="float" office:value="8937139" table:style-name="ce6">
            <text:p>8.937.139</text:p>
          </table:table-cell>
          <table:table-cell office:value-type="float" office:value="8229556" table:style-name="ce6">
            <text:p>8.229.556</text:p>
          </table:table-cell>
          <table:table-cell office:value-type="percentage" office:value="0.92082667618798364" table:style-name="ce7">
            <text:p>92,1%</text:p>
          </table:table-cell>
          <table:table-cell office:value-type="float" office:value="4712658" table:style-name="ce5">
            <text:p>4.712.658</text:p>
          </table:table-cell>
          <table:table-cell office:value-type="float" office:value="4104750" table:style-name="ce5">
            <text:p>4.104.750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377815" table:style-name="ce5">
            <text:p>1.377.815</text:p>
          </table:table-cell>
          <table:table-cell office:value-type="float" office:value="246000" table:style-name="ce5">
            <text:p>246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971815" table:style-name="ce6">
            <text:p>1.971.815</text:p>
          </table:table-cell>
          <table:table-cell office:value-type="float" office:value="1820537" table:style-name="ce6">
            <text:p>1.820.537</text:p>
          </table:table-cell>
          <table:table-cell office:value-type="percentage" office:value="0.92327982087569072" table:style-name="ce7">
            <text:p>92,3%</text:p>
          </table:table-cell>
          <table:table-cell office:value-type="float" office:value="1062994" table:style-name="ce5">
            <text:p>1.062.994</text:p>
          </table:table-cell>
          <table:table-cell office:value-type="float" office:value="820639" table:style-name="ce5">
            <text:p>820.639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11475" table:style-name="ce5">
            <text:p>611.475</text:p>
          </table:table-cell>
          <table:table-cell office:value-type="float" office:value="98000" table:style-name="ce5">
            <text:p>98.0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887925" table:style-name="ce6">
            <text:p>887.925</text:p>
          </table:table-cell>
          <table:table-cell office:value-type="float" office:value="834229" table:style-name="ce6">
            <text:p>834.229</text:p>
          </table:table-cell>
          <table:table-cell office:value-type="percentage" office:value="0.93952642396598807" table:style-name="ce7">
            <text:p>94,0%</text:p>
          </table:table-cell>
          <table:table-cell office:value-type="float" office:value="464940" table:style-name="ce5">
            <text:p>464.940</text:p>
          </table:table-cell>
          <table:table-cell office:value-type="float" office:value="416876" table:style-name="ce5">
            <text:p>416.876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092950" table:style-name="ce5">
            <text:p>2.092.950</text:p>
          </table:table-cell>
          <table:table-cell office:value-type="float" office:value="301700" table:style-name="ce5">
            <text:p>301.700</text:p>
          </table:table-cell>
          <table:table-cell office:value-type="float" office:value="549600" table:style-name="ce5">
            <text:p>549.600</text:p>
          </table:table-cell>
          <table:table-cell office:value-type="float" office:value="110850" table:style-name="ce5">
            <text:p>110.850</text:p>
          </table:table-cell>
          <table:table-cell office:value-type="float" office:value="3055100" table:style-name="ce6">
            <text:p>3.055.100</text:p>
          </table:table-cell>
          <table:table-cell office:value-type="float" office:value="2832191" table:style-name="ce6">
            <text:p>2.832.191</text:p>
          </table:table-cell>
          <table:table-cell office:value-type="percentage" office:value="0.92703708552911523" table:style-name="ce7">
            <text:p>92,7%</text:p>
          </table:table-cell>
          <table:table-cell office:value-type="float" office:value="1563610" table:style-name="ce5">
            <text:p>1.563.610</text:p>
          </table:table-cell>
          <table:table-cell office:value-type="float" office:value="1427945" table:style-name="ce5">
            <text:p>1.427.945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76860" table:style-name="ce5">
            <text:p>76.860</text:p>
          </table:table-cell>
          <table:table-cell office:value-type="float" office:value="16700" table:style-name="ce5">
            <text:p>16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15810" table:style-name="ce6">
            <text:p>115.810</text:p>
          </table:table-cell>
          <table:table-cell office:value-type="float" office:value="95871" table:style-name="ce6">
            <text:p>95.871</text:p>
          </table:table-cell>
          <table:table-cell office:value-type="percentage" office:value="0.82783006648821345" table:style-name="ce7">
            <text:p>82,8%</text:p>
          </table:table-cell>
          <table:table-cell office:value-type="float" office:value="53375" table:style-name="ce5">
            <text:p>53.375</text:p>
          </table:table-cell>
          <table:table-cell office:value-type="float" office:value="48308" table:style-name="ce5">
            <text:p>48.308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78030" table:style-name="ce5">
            <text:p>78.030</text:p>
          </table:table-cell>
          <table:table-cell office:value-type="float" office:value="16500" table:style-name="ce5">
            <text:p>16.5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15380" table:style-name="ce6">
            <text:p>115.380</text:p>
          </table:table-cell>
          <table:table-cell office:value-type="float" office:value="89891" table:style-name="ce6">
            <text:p>89.891</text:p>
          </table:table-cell>
          <table:table-cell office:value-type="percentage" office:value="0.77908649679320507" table:style-name="ce7">
            <text:p>77,9%</text:p>
          </table:table-cell>
          <table:table-cell office:value-type="float" office:value="51296" table:style-name="ce5">
            <text:p>51.296</text:p>
          </table:table-cell>
          <table:table-cell office:value-type="float" office:value="46268" table:style-name="ce5">
            <text:p>46.268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68277" table:style-name="ce6">
            <text:p>168.277</text:p>
          </table:table-cell>
          <table:table-cell office:value-type="percentage" office:value="0.78793171261612227" table:style-name="ce7">
            <text:p>78,8%</text:p>
          </table:table-cell>
          <table:table-cell office:value-type="float" office:value="90825" table:style-name="ce5">
            <text:p>90.825</text:p>
          </table:table-cell>
          <table:table-cell office:value-type="float" office:value="78626" table:style-name="ce5">
            <text:p>78.626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368" table:style-name="ce6">
            <text:p>4.368</text:p>
          </table:table-cell>
          <table:table-cell office:value-type="percentage" office:value="0.63396226415094337" table:style-name="ce7">
            <text:p>63,4%</text:p>
          </table:table-cell>
          <table:table-cell office:value-type="float" office:value="3354" table:style-name="ce5">
            <text:p>3.354</text:p>
          </table:table-cell>
          <table:table-cell office:value-type="float" office:value="2828" table:style-name="ce5">
            <text:p>2.828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3935477" table:style-name="ce11">
            <text:p>43.935.477</text:p>
          </table:table-cell>
          <table:table-cell office:value-type="float" office:value="7148680" table:style-name="ce12">
            <text:p>7.148.680</text:p>
          </table:table-cell>
          <table:table-cell office:value-type="float" office:value="10084400" table:style-name="ce13">
            <text:p>10.084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63816892" table:style-name="ce15">
            <text:p>63.816.892</text:p>
          </table:table-cell>
          <table:table-cell office:value-type="float" office:value="59429601" table:style-name="ce15">
            <text:p>59.429.601</text:p>
          </table:table-cell>
          <table:table-cell office:value-type="percentage" office:value="0.93125188547257987" table:style-name="ce16">
            <text:p>93,1%</text:p>
          </table:table-cell>
          <table:table-cell office:value-type="float" office:value="33575961" table:style-name="ce15">
            <text:p>33.575.961</text:p>
          </table:table-cell>
          <table:table-cell office:value-type="float" office:value="28768777" table:style-name="ce15">
            <text:p>28.768.777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61489" table:style-name="ce23">
            <text:p>4.361.489</text:p>
          </table:table-cell>
          <table:table-cell office:value-type="percentage" office:value="0.94196984609018353" table:style-name="ce24">
            <text:p>94,2%</text:p>
          </table:table-cell>
          <table:table-cell office:value-type="float" office:value="4148171" table:style-name="ce23">
            <text:p>4.148.171</text:p>
          </table:table-cell>
          <table:table-cell office:value-type="percentage" office:value="0.89589862508555285" table:style-name="ce24">
            <text:p>89,6%</text:p>
          </table:table-cell>
          <table:table-cell office:value-type="date" office:date-value="2021-08-09T00:00:00" table:style-name="ce25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9912" table:style-name="ce5">
            <text:p>729.912</text:p>
          </table:table-cell>
          <table:table-cell office:value-type="percentage" office:value="0.92706309107397333" table:style-name="ce26">
            <text:p>92,7%</text:p>
          </table:table-cell>
          <table:table-cell office:value-type="float" office:value="707990" table:style-name="ce5">
            <text:p>707.990</text:p>
          </table:table-cell>
          <table:table-cell office:value-type="percentage" office:value="0.89921990301496946" table:style-name="ce26">
            <text:p>89,9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3617" table:style-name="ce5">
            <text:p>643.617</text:p>
          </table:table-cell>
          <table:table-cell office:value-type="percentage" office:value="0.95158235568073446" table:style-name="ce26">
            <text:p>95,2%</text:p>
          </table:table-cell>
          <table:table-cell office:value-type="float" office:value="624659" table:style-name="ce5">
            <text:p>624.659</text:p>
          </table:table-cell>
          <table:table-cell office:value-type="percentage" office:value="0.92355311111603944" table:style-name="ce26">
            <text:p>92,4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38563" table:style-name="ce5">
            <text:p>538.563</text:p>
          </table:table-cell>
          <table:table-cell office:value-type="percentage" office:value="0.86969082353397131" table:style-name="ce26">
            <text:p>87,0%</text:p>
          </table:table-cell>
          <table:table-cell office:value-type="float" office:value="519623" table:style-name="ce5">
            <text:p>519.623</text:p>
          </table:table-cell>
          <table:table-cell office:value-type="percentage" office:value="0.83910583310994769" table:style-name="ce26">
            <text:p>83,9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75039" table:style-name="ce5">
            <text:p>1.075.039</text:p>
          </table:table-cell>
          <table:table-cell office:value-type="percentage" office:value="0.88241271613197136" table:style-name="ce26">
            <text:p>88,2%</text:p>
          </table:table-cell>
          <table:table-cell office:value-type="float" office:value="1031482" table:style-name="ce5">
            <text:p>1.031.482</text:p>
          </table:table-cell>
          <table:table-cell office:value-type="percentage" office:value="0.84666029163708301" table:style-name="ce26">
            <text:p>84,7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8458" table:style-name="ce5">
            <text:p>338.458</text:p>
          </table:table-cell>
          <table:table-cell office:value-type="percentage" office:value="0.94229173742851891" table:style-name="ce26">
            <text:p>94,2%</text:p>
          </table:table-cell>
          <table:table-cell office:value-type="float" office:value="330916" table:style-name="ce5">
            <text:p>330.916</text:p>
          </table:table-cell>
          <table:table-cell office:value-type="percentage" office:value="0.92129425979854451" table:style-name="ce26">
            <text:p>92,1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0581" table:style-name="ce5">
            <text:p>1.450.581</text:p>
          </table:table-cell>
          <table:table-cell office:value-type="percentage" office:value="0.94677904240001776" table:style-name="ce26">
            <text:p>94,7%</text:p>
          </table:table-cell>
          <table:table-cell office:value-type="float" office:value="1418002" table:style-name="ce5">
            <text:p>1.418.002</text:p>
          </table:table-cell>
          <table:table-cell office:value-type="percentage" office:value="0.92551506994873778" table:style-name="ce26">
            <text:p>92,6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70196" table:style-name="ce5">
            <text:p>1.070.196</text:p>
          </table:table-cell>
          <table:table-cell office:value-type="percentage" office:value="0.92994051208614359" table:style-name="ce26">
            <text:p>93,0%</text:p>
          </table:table-cell>
          <table:table-cell office:value-type="float" office:value="989351" table:style-name="ce5">
            <text:p>989.351</text:p>
          </table:table-cell>
          <table:table-cell office:value-type="percentage" office:value="0.85969072541192293" table:style-name="ce26">
            <text:p>86,0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91971" table:style-name="ce5">
            <text:p>3.891.971</text:p>
          </table:table-cell>
          <table:table-cell office:value-type="percentage" office:value="0.89912782564922156" table:style-name="ce26">
            <text:p>89,9%</text:p>
          </table:table-cell>
          <table:table-cell office:value-type="float" office:value="3740832" table:style-name="ce5">
            <text:p>3.740.832</text:p>
          </table:table-cell>
          <table:table-cell office:value-type="percentage" office:value="0.86421151192519907" table:style-name="ce26">
            <text:p>86,4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10175" table:style-name="ce5">
            <text:p>2.710.175</text:p>
          </table:table-cell>
          <table:table-cell office:value-type="percentage" office:value="0.93485160447775351" table:style-name="ce26">
            <text:p>93,5%</text:p>
          </table:table-cell>
          <table:table-cell office:value-type="float" office:value="2642696" table:style-name="ce5">
            <text:p>2.642.696</text:p>
          </table:table-cell>
          <table:table-cell office:value-type="percentage" office:value="0.91157530260848152" table:style-name="ce26">
            <text:p>91,2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7547" table:style-name="ce5">
            <text:p>607.547</text:p>
          </table:table-cell>
          <table:table-cell office:value-type="percentage" office:value="0.97693957754450966" table:style-name="ce26">
            <text:p>97,7%</text:p>
          </table:table-cell>
          <table:table-cell office:value-type="float" office:value="596093" table:style-name="ce5">
            <text:p>596.093</text:p>
          </table:table-cell>
          <table:table-cell office:value-type="percentage" office:value="0.95852147010394151" table:style-name="ce26">
            <text:p>95,9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49289" table:style-name="ce5">
            <text:p>1.649.289</text:p>
          </table:table-cell>
          <table:table-cell office:value-type="percentage" office:value="0.95883264994323003" table:style-name="ce26">
            <text:p>95,9%</text:p>
          </table:table-cell>
          <table:table-cell office:value-type="float" office:value="1624362" table:style-name="ce5">
            <text:p>1.624.362</text:p>
          </table:table-cell>
          <table:table-cell office:value-type="percentage" office:value="0.94434105904246324" table:style-name="ce26">
            <text:p>94,4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8752" table:style-name="ce5">
            <text:p>178.752</text:p>
          </table:table-cell>
          <table:table-cell office:value-type="percentage" office:value="0.94747722104727528" table:style-name="ce26">
            <text:p>94,7%</text:p>
          </table:table-cell>
          <table:table-cell office:value-type="float" office:value="172048" table:style-name="ce5">
            <text:p>172.048</text:p>
          </table:table-cell>
          <table:table-cell office:value-type="percentage" office:value="0.91194258484795476" table:style-name="ce26">
            <text:p>91,2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53627" table:style-name="ce5">
            <text:p>3.453.627</text:p>
          </table:table-cell>
          <table:table-cell office:value-type="percentage" office:value="0.92533973871199371" table:style-name="ce26">
            <text:p>92,5%</text:p>
          </table:table-cell>
          <table:table-cell office:value-type="float" office:value="3358643" table:style-name="ce5">
            <text:p>3.358.643</text:p>
          </table:table-cell>
          <table:table-cell office:value-type="percentage" office:value="0.8998904155100903" table:style-name="ce26">
            <text:p>90,0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42489" table:style-name="ce5">
            <text:p>742.489</text:p>
          </table:table-cell>
          <table:table-cell office:value-type="percentage" office:value="0.94345177587573947" table:style-name="ce26">
            <text:p>94,3%</text:p>
          </table:table-cell>
          <table:table-cell office:value-type="float" office:value="688311" table:style-name="ce5">
            <text:p>688.311</text:p>
          </table:table-cell>
          <table:table-cell office:value-type="percentage" office:value="0.87460990708927155" table:style-name="ce26">
            <text:p>87,5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9703" table:style-name="ce5">
            <text:p>349.703</text:p>
          </table:table-cell>
          <table:table-cell office:value-type="percentage" office:value="0.93130456087648938" table:style-name="ce26">
            <text:p>93,1%</text:p>
          </table:table-cell>
          <table:table-cell office:value-type="float" office:value="341820" table:style-name="ce5">
            <text:p>341.820</text:p>
          </table:table-cell>
          <table:table-cell office:value-type="percentage" office:value="0.91031110685010308" table:style-name="ce26">
            <text:p>91,0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5939" table:style-name="ce5">
            <text:p>1.265.939</text:p>
          </table:table-cell>
          <table:table-cell office:value-type="percentage" office:value="0.93547359709146805" table:style-name="ce26">
            <text:p>93,5%</text:p>
          </table:table-cell>
          <table:table-cell office:value-type="float" office:value="1244890" table:style-name="ce5">
            <text:p>1.244.890</text:p>
          </table:table-cell>
          <table:table-cell office:value-type="percentage" office:value="0.91991930597224481" table:style-name="ce26">
            <text:p>92,0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939" table:style-name="ce5">
            <text:p>33.939</text:p>
          </table:table-cell>
          <table:table-cell office:value-type="percentage" office:value="0.87072194571296624" table:style-name="ce26">
            <text:p>87,1%</text:p>
          </table:table-cell>
          <table:table-cell office:value-type="float" office:value="32779" table:style-name="ce5">
            <text:p>32.779</text:p>
          </table:table-cell>
          <table:table-cell office:value-type="percentage" office:value="0.8409615680640361" table:style-name="ce26">
            <text:p>84,1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071" table:style-name="ce5">
            <text:p>31.071</text:p>
          </table:table-cell>
          <table:table-cell office:value-type="percentage" office:value="0.83468099395567497" table:style-name="ce26">
            <text:p>83,5%</text:p>
          </table:table-cell>
          <table:table-cell office:value-type="float" office:value="30185" table:style-name="ce5">
            <text:p>30.185</text:p>
          </table:table-cell>
          <table:table-cell office:value-type="percentage" office:value="0.81087978509066483" table:style-name="ce26">
            <text:p>81,1%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752" table:style-name="ce5">
            <text:p>34.752</text:p>
          </table:table-cell>
          <table:table-cell office:value-type="string" table:style-name="ce26">
            <text:p>-</text:p>
          </table:table-cell>
          <table:table-cell office:value-type="float" office:value="31421" table:style-name="ce5">
            <text:p>31.421</text:p>
          </table:table-cell>
          <table:table-cell office:value-type="string" table:style-name="ce26">
            <text:p>-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444" table:style-name="ce5">
            <text:p>1.444</text:p>
          </table:table-cell>
          <table:table-cell office:value-type="string" table:style-name="ce26">
            <text:p>-</text:p>
          </table:table-cell>
          <table:table-cell office:value-type="float" office:value="1317" table:style-name="ce5">
            <text:p>1.317</text:p>
          </table:table-cell>
          <table:table-cell office:value-type="string" table:style-name="ce26">
            <text:p>-</text:p>
          </table:table-cell>
          <table:table-cell office:value-type="date" office:date-value="2021-08-09T00:00:00" table:style-name="ce8">
            <text:p>0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158553" table:style-name="ce15">
            <text:p>25.158.553</text:p>
          </table:table-cell>
          <table:table-cell office:value-type="percentage" office:value="0.92986627266060318" table:style-name="ce16">
            <text:p>93,0%</text:p>
          </table:table-cell>
          <table:table-cell office:value-type="float" office:value="24275591" table:style-name="ce15">
            <text:p>24.275.591</text:p>
          </table:table-cell>
          <table:table-cell office:value-type="percentage" office:value="0.89723178116814928" table:style-name="ce16">
            <text:p>89,7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774" table:style-name="ce35">
            <text:p>432.774</text:p>
          </table:table-cell>
          <table:table-cell office:value-type="percentage" office:value="1" table:style-name="ce36">
            <text:p>100,0%</text:p>
          </table:table-cell>
          <table:table-cell office:value-type="float" office:value="650757" table:style-name="ce35">
            <text:p>650.757</text:p>
          </table:table-cell>
          <table:table-cell office:value-type="percentage" office:value="1" table:style-name="ce36">
            <text:p>100,0%</text:p>
          </table:table-cell>
          <table:table-cell office:value-type="float" office:value="912050" table:style-name="ce35">
            <text:p>912.050</text:p>
          </table:table-cell>
          <table:table-cell office:value-type="percentage" office:value="0.99552801024289772" table:style-name="ce36">
            <text:p>99,6%</text:p>
          </table:table-cell>
          <table:table-cell office:value-type="float" office:value="1180278" table:style-name="ce35">
            <text:p>1.180.278</text:p>
          </table:table-cell>
          <table:table-cell office:value-type="percentage" office:value="0.93301059824303312" table:style-name="ce36">
            <text:p>93,3%</text:p>
          </table:table-cell>
          <table:table-cell office:value-type="float" office:value="1185630" table:style-name="ce35">
            <text:p>1.185.630</text:p>
          </table:table-cell>
          <table:table-cell office:value-type="percentage" office:value="0.85598008539369319" table:style-name="ce36">
            <text:p>85,6%</text:p>
          </table:table-cell>
          <table:table-cell office:value-type="float" office:value="830483" table:style-name="ce35">
            <text:p>830.483</text:p>
          </table:table-cell>
          <table:table-cell office:value-type="percentage" office:value="0.7283552165947359" table:style-name="ce36">
            <text:p>72,8%</text:p>
          </table:table-cell>
          <table:table-cell office:value-type="float" office:value="610495" table:style-name="ce35">
            <text:p>610.495</text:p>
          </table:table-cell>
          <table:table-cell office:value-type="percentage" office:value="0.65738495399882846" table:style-name="ce36">
            <text:p>65,7%</text:p>
          </table:table-cell>
          <table:table-cell office:value-type="float" office:value="253475" table:style-name="ce35">
            <text:p>253.475</text:p>
          </table:table-cell>
          <table:table-cell office:value-type="percentage" office:value="0.33666176566295702" table:style-name="ce36">
            <text:p>33,7%</text:p>
          </table:table-cell>
          <table:table-cell office:value-type="float" office:value="6055942" table:style-name="ce35">
            <text:p>6.055.942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1266268338259318" table:style-name="ce36">
            <text:p>8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53" table:style-name="ce38">
            <text:p>100.953</text:p>
          </table:table-cell>
          <table:table-cell office:value-type="percentage" office:value="1" table:style-name="ce39">
            <text:p>100,0%</text:p>
          </table:table-cell>
          <table:table-cell office:value-type="float" office:value="118684" table:style-name="ce38">
            <text:p>118.684</text:p>
          </table:table-cell>
          <table:table-cell office:value-type="percentage" office:value="0.99772182758185868" table:style-name="ce39">
            <text:p>99,8%</text:p>
          </table:table-cell>
          <table:table-cell office:value-type="float" office:value="151857" table:style-name="ce38">
            <text:p>151.857</text:p>
          </table:table-cell>
          <table:table-cell office:value-type="percentage" office:value="0.97115759719122319" table:style-name="ce39">
            <text:p>97,1%</text:p>
          </table:table-cell>
          <table:table-cell office:value-type="float" office:value="180115" table:style-name="ce38">
            <text:p>180.115</text:p>
          </table:table-cell>
          <table:table-cell office:value-type="percentage" office:value="0.90845127253285984" table:style-name="ce39">
            <text:p>90,8%</text:p>
          </table:table-cell>
          <table:table-cell office:value-type="float" office:value="178303" table:style-name="ce38">
            <text:p>178.303</text:p>
          </table:table-cell>
          <table:table-cell office:value-type="percentage" office:value="0.82953620262116001" table:style-name="ce39">
            <text:p>83,0%</text:p>
          </table:table-cell>
          <table:table-cell office:value-type="float" office:value="111125" table:style-name="ce38">
            <text:p>111.125</text:p>
          </table:table-cell>
          <table:table-cell office:value-type="percentage" office:value="0.67641186710979628" table:style-name="ce39">
            <text:p>67,6%</text:p>
          </table:table-cell>
          <table:table-cell office:value-type="float" office:value="82478" table:style-name="ce38">
            <text:p>82.478</text:p>
          </table:table-cell>
          <table:table-cell office:value-type="percentage" office:value="0.63249514957707376" table:style-name="ce39">
            <text:p>63,2%</text:p>
          </table:table-cell>
          <table:table-cell office:value-type="float" office:value="35794" table:style-name="ce38">
            <text:p>35.794</text:p>
          </table:table-cell>
          <table:table-cell office:value-type="percentage" office:value="0.34714719374642367" table:style-name="ce39">
            <text:p>34,7%</text:p>
          </table:table-cell>
          <table:table-cell office:value-type="float" office:value="959309" table:style-name="ce38">
            <text:p>959.309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0945192695509538" table:style-name="ce39">
            <text:p>80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88" table:style-name="ce38">
            <text:p>88.688</text:p>
          </table:table-cell>
          <table:table-cell office:value-type="percentage" office:value="1" table:style-name="ce39">
            <text:p>100,0%</text:p>
          </table:table-cell>
          <table:table-cell office:value-type="float" office:value="113914" table:style-name="ce38">
            <text:p>113.914</text:p>
          </table:table-cell>
          <table:table-cell office:value-type="percentage" office:value="1" table:style-name="ce39">
            <text:p>100,0%</text:p>
          </table:table-cell>
          <table:table-cell office:value-type="float" office:value="145872" table:style-name="ce38">
            <text:p>145.872</text:p>
          </table:table-cell>
          <table:table-cell office:value-type="percentage" office:value="0.97474140004811161" table:style-name="ce39">
            <text:p>97,5%</text:p>
          </table:table-cell>
          <table:table-cell office:value-type="float" office:value="149780" table:style-name="ce38">
            <text:p>149.780</text:p>
          </table:table-cell>
          <table:table-cell office:value-type="percentage" office:value="0.92090134956500358" table:style-name="ce39">
            <text:p>92,1%</text:p>
          </table:table-cell>
          <table:table-cell office:value-type="float" office:value="145363" table:style-name="ce38">
            <text:p>145.363</text:p>
          </table:table-cell>
          <table:table-cell office:value-type="percentage" office:value="0.87047361266639922" table:style-name="ce39">
            <text:p>87,0%</text:p>
          </table:table-cell>
          <table:table-cell office:value-type="float" office:value="83443" table:style-name="ce38">
            <text:p>83.443</text:p>
          </table:table-cell>
          <table:table-cell office:value-type="percentage" office:value="0.72907182986605623" table:style-name="ce39">
            <text:p>72,9%</text:p>
          </table:table-cell>
          <table:table-cell office:value-type="float" office:value="53239" table:style-name="ce38">
            <text:p>53.239</text:p>
          </table:table-cell>
          <table:table-cell office:value-type="percentage" office:value="0.67296583281718092" table:style-name="ce39">
            <text:p>67,3%</text:p>
          </table:table-cell>
          <table:table-cell office:value-type="float" office:value="23116" table:style-name="ce38">
            <text:p>23.116</text:p>
          </table:table-cell>
          <table:table-cell office:value-type="percentage" office:value="0.36118749999999999" table:style-name="ce39">
            <text:p>36,1%</text:p>
          </table:table-cell>
          <table:table-cell office:value-type="float" office:value="803415" table:style-name="ce38">
            <text:p>803.415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6025460234043993" table:style-name="ce39">
            <text:p>86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092" table:style-name="ce38">
            <text:p>51.092</text:p>
          </table:table-cell>
          <table:table-cell office:value-type="percentage" office:value="1" table:style-name="ce39">
            <text:p>100,0%</text:p>
          </table:table-cell>
          <table:table-cell office:value-type="float" office:value="78409" table:style-name="ce38">
            <text:p>78.409</text:p>
          </table:table-cell>
          <table:table-cell office:value-type="percentage" office:value="0.97383128819116693" table:style-name="ce39">
            <text:p>97,4%</text:p>
          </table:table-cell>
          <table:table-cell office:value-type="float" office:value="107346" table:style-name="ce38">
            <text:p>107.346</text:p>
          </table:table-cell>
          <table:table-cell office:value-type="percentage" office:value="0.91567929984389795" table:style-name="ce39">
            <text:p>91,6%</text:p>
          </table:table-cell>
          <table:table-cell office:value-type="float" office:value="144441" table:style-name="ce38">
            <text:p>144.441</text:p>
          </table:table-cell>
          <table:table-cell office:value-type="percentage" office:value="0.87119187922580021" table:style-name="ce39">
            <text:p>87,1%</text:p>
          </table:table-cell>
          <table:table-cell office:value-type="float" office:value="157275" table:style-name="ce38">
            <text:p>157.275</text:p>
          </table:table-cell>
          <table:table-cell office:value-type="percentage" office:value="0.76283394447354635" table:style-name="ce39">
            <text:p>76,3%</text:p>
          </table:table-cell>
          <table:table-cell office:value-type="float" office:value="111213" table:style-name="ce38">
            <text:p>111.213</text:p>
          </table:table-cell>
          <table:table-cell office:value-type="percentage" office:value="0.61043323618040801" table:style-name="ce39">
            <text:p>61,0%</text:p>
          </table:table-cell>
          <table:table-cell office:value-type="float" office:value="81745" table:style-name="ce38">
            <text:p>81.745</text:p>
          </table:table-cell>
          <table:table-cell office:value-type="percentage" office:value="0.59260413797103129" table:style-name="ce39">
            <text:p>59,3%</text:p>
          </table:table-cell>
          <table:table-cell office:value-type="float" office:value="55621" table:style-name="ce38">
            <text:p>55.621</text:p>
          </table:table-cell>
          <table:table-cell office:value-type="percentage" office:value="0.58254084625052371" table:style-name="ce39">
            <text:p>58,3%</text:p>
          </table:table-cell>
          <table:table-cell office:value-type="float" office:value="787142" table:style-name="ce38">
            <text:p>787.142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6062141318642884" table:style-name="ce39">
            <text:p>76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337" table:style-name="ce38">
            <text:p>92.337</text:p>
          </table:table-cell>
          <table:table-cell office:value-type="percentage" office:value="1" table:style-name="ce39">
            <text:p>100,0%</text:p>
          </table:table-cell>
          <table:table-cell office:value-type="float" office:value="149930" table:style-name="ce38">
            <text:p>149.930</text:p>
          </table:table-cell>
          <table:table-cell office:value-type="percentage" office:value="0.97022603878833369" table:style-name="ce39">
            <text:p>97,0%</text:p>
          </table:table-cell>
          <table:table-cell office:value-type="float" office:value="219541" table:style-name="ce38">
            <text:p>219.541</text:p>
          </table:table-cell>
          <table:table-cell office:value-type="percentage" office:value="0.93385142837697577" table:style-name="ce39">
            <text:p>93,4%</text:p>
          </table:table-cell>
          <table:table-cell office:value-type="float" office:value="311777" table:style-name="ce38">
            <text:p>311.777</text:p>
          </table:table-cell>
          <table:table-cell office:value-type="percentage" office:value="0.88949023143287531" table:style-name="ce39">
            <text:p>88,9%</text:p>
          </table:table-cell>
          <table:table-cell office:value-type="float" office:value="301454" table:style-name="ce38">
            <text:p>301.454</text:p>
          </table:table-cell>
          <table:table-cell office:value-type="percentage" office:value="0.77709551355420137" table:style-name="ce39">
            <text:p>77,7%</text:p>
          </table:table-cell>
          <table:table-cell office:value-type="float" office:value="207412" table:style-name="ce38">
            <text:p>207.412</text:p>
          </table:table-cell>
          <table:table-cell office:value-type="percentage" office:value="0.6670611769700322" table:style-name="ce39">
            <text:p>66,7%</text:p>
          </table:table-cell>
          <table:table-cell office:value-type="float" office:value="161369" table:style-name="ce38">
            <text:p>161.369</text:p>
          </table:table-cell>
          <table:table-cell office:value-type="percentage" office:value="0.64099416877194659" table:style-name="ce39">
            <text:p>64,1%</text:p>
          </table:table-cell>
          <table:table-cell office:value-type="float" office:value="98508" table:style-name="ce38">
            <text:p>98.508</text:p>
          </table:table-cell>
          <table:table-cell office:value-type="percentage" office:value="0.54788455869675246" table:style-name="ce39">
            <text:p>54,8%</text:p>
          </table:table-cell>
          <table:table-cell office:value-type="float" office:value="1542328" table:style-name="ce38">
            <text:p>1.542.32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8659141747085592" table:style-name="ce39">
            <text:p>7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05" table:style-name="ce38">
            <text:p>42.305</text:p>
          </table:table-cell>
          <table:table-cell office:value-type="percentage" office:value="1" table:style-name="ce39">
            <text:p>100,0%</text:p>
          </table:table-cell>
          <table:table-cell office:value-type="float" office:value="55866" table:style-name="ce38">
            <text:p>55.866</text:p>
          </table:table-cell>
          <table:table-cell office:value-type="percentage" office:value="1" table:style-name="ce39">
            <text:p>100,0%</text:p>
          </table:table-cell>
          <table:table-cell office:value-type="float" office:value="75422" table:style-name="ce38">
            <text:p>75.422</text:p>
          </table:table-cell>
          <table:table-cell office:value-type="percentage" office:value="0.97513737151722801" table:style-name="ce39">
            <text:p>97,5%</text:p>
          </table:table-cell>
          <table:table-cell office:value-type="float" office:value="81897" table:style-name="ce38">
            <text:p>81.897</text:p>
          </table:table-cell>
          <table:table-cell office:value-type="percentage" office:value="0.91033079898626112" table:style-name="ce39">
            <text:p>91,0%</text:p>
          </table:table-cell>
          <table:table-cell office:value-type="float" office:value="82968" table:style-name="ce38">
            <text:p>82.968</text:p>
          </table:table-cell>
          <table:table-cell office:value-type="percentage" office:value="0.84861254589900681" table:style-name="ce39">
            <text:p>84,9%</text:p>
          </table:table-cell>
          <table:table-cell office:value-type="float" office:value="46521" table:style-name="ce38">
            <text:p>46.521</text:p>
          </table:table-cell>
          <table:table-cell office:value-type="percentage" office:value="0.66012515431441832" table:style-name="ce39">
            <text:p>66,0%</text:p>
          </table:table-cell>
          <table:table-cell office:value-type="float" office:value="23629" table:style-name="ce38">
            <text:p>23.629</text:p>
          </table:table-cell>
          <table:table-cell office:value-type="percentage" office:value="0.46785466785466784" table:style-name="ce39">
            <text:p>46,8%</text:p>
          </table:table-cell>
          <table:table-cell office:value-type="float" office:value="1725" table:style-name="ce38">
            <text:p>1.725</text:p>
          </table:table-cell>
          <table:table-cell office:value-type="percentage" office:value="3.9237540659190683E-2" table:style-name="ce39">
            <text:p>3,9%</text:p>
          </table:table-cell>
          <table:table-cell office:value-type="float" office:value="410333" table:style-name="ce38">
            <text:p>410.333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82888498398289" table:style-name="ce39">
            <text:p>78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901" table:style-name="ce38">
            <text:p>228.901</text:p>
          </table:table-cell>
          <table:table-cell office:value-type="percentage" office:value="1" table:style-name="ce39">
            <text:p>100,0%</text:p>
          </table:table-cell>
          <table:table-cell office:value-type="float" office:value="249614" table:style-name="ce38">
            <text:p>249.614</text:p>
          </table:table-cell>
          <table:table-cell office:value-type="percentage" office:value="1" table:style-name="ce39">
            <text:p>100,0%</text:p>
          </table:table-cell>
          <table:table-cell office:value-type="float" office:value="316014" table:style-name="ce38">
            <text:p>316.014</text:p>
          </table:table-cell>
          <table:table-cell office:value-type="percentage" office:value="0.99196107666954403" table:style-name="ce39">
            <text:p>99,2%</text:p>
          </table:table-cell>
          <table:table-cell office:value-type="float" office:value="345428" table:style-name="ce38">
            <text:p>345.428</text:p>
          </table:table-cell>
          <table:table-cell office:value-type="percentage" office:value="0.9062189283137666" table:style-name="ce39">
            <text:p>90,6%</text:p>
          </table:table-cell>
          <table:table-cell office:value-type="float" office:value="310624" table:style-name="ce38">
            <text:p>310.624</text:p>
          </table:table-cell>
          <table:table-cell office:value-type="percentage" office:value="0.85499511429790398" table:style-name="ce39">
            <text:p>85,5%</text:p>
          </table:table-cell>
          <table:table-cell office:value-type="float" office:value="198117" table:style-name="ce38">
            <text:p>198.117</text:p>
          </table:table-cell>
          <table:table-cell office:value-type="percentage" office:value="0.73984158815160039" table:style-name="ce39">
            <text:p>74,0%</text:p>
          </table:table-cell>
          <table:table-cell office:value-type="float" office:value="132485" table:style-name="ce38">
            <text:p>132.485</text:p>
          </table:table-cell>
          <table:table-cell office:value-type="percentage" office:value="0.62787314104812186" table:style-name="ce39">
            <text:p>62,8%</text:p>
          </table:table-cell>
          <table:table-cell office:value-type="float" office:value="16228" table:style-name="ce38">
            <text:p>16.228</text:p>
          </table:table-cell>
          <table:table-cell office:value-type="percentage" office:value="9.8148080947369695E-2" table:style-name="ce39">
            <text:p>9,8%</text:p>
          </table:table-cell>
          <table:table-cell office:value-type="float" office:value="1797411" table:style-name="ce38">
            <text:p>1.797.411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259200561699398" table:style-name="ce39">
            <text:p>8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71" table:style-name="ce38">
            <text:p>137.571</text:p>
          </table:table-cell>
          <table:table-cell office:value-type="percentage" office:value="1" table:style-name="ce39">
            <text:p>100,0%</text:p>
          </table:table-cell>
          <table:table-cell office:value-type="float" office:value="157753" table:style-name="ce38">
            <text:p>157.753</text:p>
          </table:table-cell>
          <table:table-cell office:value-type="percentage" office:value="0.99152739454811722" table:style-name="ce39">
            <text:p>99,2%</text:p>
          </table:table-cell>
          <table:table-cell office:value-type="float" office:value="218728" table:style-name="ce38">
            <text:p>218.728</text:p>
          </table:table-cell>
          <table:table-cell office:value-type="percentage" office:value="1" table:style-name="ce39">
            <text:p>100,0%</text:p>
          </table:table-cell>
          <table:table-cell office:value-type="float" office:value="280964" table:style-name="ce38">
            <text:p>280.964</text:p>
          </table:table-cell>
          <table:table-cell office:value-type="percentage" office:value="0.91376944041524921" table:style-name="ce39">
            <text:p>91,4%</text:p>
          </table:table-cell>
          <table:table-cell office:value-type="float" office:value="275180" table:style-name="ce38">
            <text:p>275.180</text:p>
          </table:table-cell>
          <table:table-cell office:value-type="percentage" office:value="0.83235280773128051" table:style-name="ce39">
            <text:p>83,2%</text:p>
          </table:table-cell>
          <table:table-cell office:value-type="float" office:value="188710" table:style-name="ce38">
            <text:p>188.710</text:p>
          </table:table-cell>
          <table:table-cell office:value-type="percentage" office:value="0.70970022677613098" table:style-name="ce39">
            <text:p>71,0%</text:p>
          </table:table-cell>
          <table:table-cell office:value-type="float" office:value="142995" table:style-name="ce38">
            <text:p>142.995</text:p>
          </table:table-cell>
          <table:table-cell office:value-type="percentage" office:value="0.65567268408768897" table:style-name="ce39">
            <text:p>65,6%</text:p>
          </table:table-cell>
          <table:table-cell office:value-type="float" office:value="38236" table:style-name="ce38">
            <text:p>38.236</text:p>
          </table:table-cell>
          <table:table-cell office:value-type="percentage" office:value="0.21978249373462397" table:style-name="ce39">
            <text:p>22,0%</text:p>
          </table:table-cell>
          <table:table-cell office:value-type="float" office:value="1440137" table:style-name="ce38">
            <text:p>1.440.13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9619070049270668" table:style-name="ce39">
            <text:p>79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234" table:style-name="ce38">
            <text:p>457.234</text:p>
          </table:table-cell>
          <table:table-cell office:value-type="percentage" office:value="1" table:style-name="ce39">
            <text:p>100,0%</text:p>
          </table:table-cell>
          <table:table-cell office:value-type="float" office:value="614610" table:style-name="ce38">
            <text:p>614.610</text:p>
          </table:table-cell>
          <table:table-cell office:value-type="percentage" office:value="0.96744489148297164" table:style-name="ce39">
            <text:p>96,7%</text:p>
          </table:table-cell>
          <table:table-cell office:value-type="float" office:value="782237" table:style-name="ce38">
            <text:p>782.237</text:p>
          </table:table-cell>
          <table:table-cell office:value-type="percentage" office:value="0.93392065751017206" table:style-name="ce39">
            <text:p>93,4%</text:p>
          </table:table-cell>
          <table:table-cell office:value-type="float" office:value="982198" table:style-name="ce38">
            <text:p>982.198</text:p>
          </table:table-cell>
          <table:table-cell office:value-type="percentage" office:value="0.89962996208027257" table:style-name="ce39">
            <text:p>90,0%</text:p>
          </table:table-cell>
          <table:table-cell office:value-type="float" office:value="1055692" table:style-name="ce38">
            <text:p>1.055.692</text:p>
          </table:table-cell>
          <table:table-cell office:value-type="percentage" office:value="0.80173760494549096" table:style-name="ce39">
            <text:p>80,2%</text:p>
          </table:table-cell>
          <table:table-cell office:value-type="float" office:value="664613" table:style-name="ce38">
            <text:p>664.613</text:p>
          </table:table-cell>
          <table:table-cell office:value-type="percentage" office:value="0.63620516688811202" table:style-name="ce39">
            <text:p>63,6%</text:p>
          </table:table-cell>
          <table:table-cell office:value-type="float" office:value="500761" table:style-name="ce38">
            <text:p>500.761</text:p>
          </table:table-cell>
          <table:table-cell office:value-type="percentage" office:value="0.59690083260324101" table:style-name="ce39">
            <text:p>59,7%</text:p>
          </table:table-cell>
          <table:table-cell office:value-type="float" office:value="252067" table:style-name="ce38">
            <text:p>252.067</text:p>
          </table:table-cell>
          <table:table-cell office:value-type="percentage" office:value="0.38415126660022009" table:style-name="ce39">
            <text:p>38,4%</text:p>
          </table:table-cell>
          <table:table-cell office:value-type="float" office:value="5309412" table:style-name="ce38">
            <text:p>5.309.412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7302471041121901" table:style-name="ce39">
            <text:p>77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921" table:style-name="ce38">
            <text:p>295.921</text:p>
          </table:table-cell>
          <table:table-cell office:value-type="percentage" office:value="1" table:style-name="ce39">
            <text:p>100,0%</text:p>
          </table:table-cell>
          <table:table-cell office:value-type="float" office:value="431835" table:style-name="ce38">
            <text:p>431.835</text:p>
          </table:table-cell>
          <table:table-cell office:value-type="percentage" office:value="0.98623538923222387" table:style-name="ce39">
            <text:p>98,6%</text:p>
          </table:table-cell>
          <table:table-cell office:value-type="float" office:value="555734" table:style-name="ce38">
            <text:p>555.734</text:p>
          </table:table-cell>
          <table:table-cell office:value-type="percentage" office:value="0.95696091802014027" table:style-name="ce39">
            <text:p>95,7%</text:p>
          </table:table-cell>
          <table:table-cell office:value-type="float" office:value="702615" table:style-name="ce38">
            <text:p>702.615</text:p>
          </table:table-cell>
          <table:table-cell office:value-type="percentage" office:value="0.93391366068793913" table:style-name="ce39">
            <text:p>93,4%</text:p>
          </table:table-cell>
          <table:table-cell office:value-type="float" office:value="724070" table:style-name="ce38">
            <text:p>724.070</text:p>
          </table:table-cell>
          <table:table-cell office:value-type="percentage" office:value="0.85025857574319974" table:style-name="ce39">
            <text:p>85,0%</text:p>
          </table:table-cell>
          <table:table-cell office:value-type="float" office:value="447462" table:style-name="ce38">
            <text:p>447.462</text:p>
          </table:table-cell>
          <table:table-cell office:value-type="percentage" office:value="0.68971991140007305" table:style-name="ce39">
            <text:p>69,0%</text:p>
          </table:table-cell>
          <table:table-cell office:value-type="float" office:value="282442" table:style-name="ce38">
            <text:p>282.442</text:p>
          </table:table-cell>
          <table:table-cell office:value-type="percentage" office:value="0.54723459000321628" table:style-name="ce39">
            <text:p>54,7%</text:p>
          </table:table-cell>
          <table:table-cell office:value-type="float" office:value="7882" table:style-name="ce38">
            <text:p>7.882</text:p>
          </table:table-cell>
          <table:table-cell office:value-type="percentage" office:value="1.8566370889287236E-2" table:style-name="ce39">
            <text:p>1,9%</text:p>
          </table:table-cell>
          <table:table-cell office:value-type="float" office:value="3447961" table:style-name="ce38">
            <text:p>3.447.96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6818369066087044" table:style-name="ce39">
            <text:p>7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96" table:style-name="ce38">
            <text:p>78.096</text:p>
          </table:table-cell>
          <table:table-cell office:value-type="percentage" office:value="1" table:style-name="ce39">
            <text:p>100,0%</text:p>
          </table:table-cell>
          <table:table-cell office:value-type="float" office:value="95723" table:style-name="ce38">
            <text:p>95.723</text:p>
          </table:table-cell>
          <table:table-cell office:value-type="percentage" office:value="1" table:style-name="ce39">
            <text:p>100,0%</text:p>
          </table:table-cell>
          <table:table-cell office:value-type="float" office:value="131546" table:style-name="ce38">
            <text:p>131.546</text:p>
          </table:table-cell>
          <table:table-cell office:value-type="percentage" office:value="1" table:style-name="ce39">
            <text:p>100,0%</text:p>
          </table:table-cell>
          <table:table-cell office:value-type="float" office:value="159154" table:style-name="ce38">
            <text:p>159.154</text:p>
          </table:table-cell>
          <table:table-cell office:value-type="percentage" office:value="0.94053753782148264" table:style-name="ce39">
            <text:p>94,1%</text:p>
          </table:table-cell>
          <table:table-cell office:value-type="float" office:value="143028" table:style-name="ce38">
            <text:p>143.028</text:p>
          </table:table-cell>
          <table:table-cell office:value-type="percentage" office:value="0.89676100668363701" table:style-name="ce39">
            <text:p>89,7%</text:p>
          </table:table-cell>
          <table:table-cell office:value-type="float" office:value="105709" table:style-name="ce38">
            <text:p>105.709</text:p>
          </table:table-cell>
          <table:table-cell office:value-type="percentage" office:value="0.79195229212085794" table:style-name="ce39">
            <text:p>79,2%</text:p>
          </table:table-cell>
          <table:table-cell office:value-type="float" office:value="66914" table:style-name="ce38">
            <text:p>66.914</text:p>
          </table:table-cell>
          <table:table-cell office:value-type="percentage" office:value="0.59048711613130955" table:style-name="ce39">
            <text:p>59,0%</text:p>
          </table:table-cell>
          <table:table-cell office:value-type="float" office:value="7856" table:style-name="ce38">
            <text:p>7.856</text:p>
          </table:table-cell>
          <table:table-cell office:value-type="percentage" office:value="9.2696165191740412E-2" table:style-name="ce39">
            <text:p>9,3%</text:p>
          </table:table-cell>
          <table:table-cell office:value-type="float" office:value="788026" table:style-name="ce38">
            <text:p>788.02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2651082347339155" table:style-name="ce39">
            <text:p>82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490" table:style-name="ce38">
            <text:p>241.490</text:p>
          </table:table-cell>
          <table:table-cell office:value-type="percentage" office:value="1" table:style-name="ce39">
            <text:p>100,0%</text:p>
          </table:table-cell>
          <table:table-cell office:value-type="float" office:value="290043" table:style-name="ce38">
            <text:p>290.043</text:p>
          </table:table-cell>
          <table:table-cell office:value-type="percentage" office:value="1" table:style-name="ce39">
            <text:p>100,0%</text:p>
          </table:table-cell>
          <table:table-cell office:value-type="float" office:value="340215" table:style-name="ce38">
            <text:p>340.215</text:p>
          </table:table-cell>
          <table:table-cell office:value-type="percentage" office:value="0.98065299039855647" table:style-name="ce39">
            <text:p>98,1%</text:p>
          </table:table-cell>
          <table:table-cell office:value-type="float" office:value="383423" table:style-name="ce38">
            <text:p>383.423</text:p>
          </table:table-cell>
          <table:table-cell office:value-type="percentage" office:value="0.94464989196553739" table:style-name="ce39">
            <text:p>94,5%</text:p>
          </table:table-cell>
          <table:table-cell office:value-type="float" office:value="394118" table:style-name="ce38">
            <text:p>394.118</text:p>
          </table:table-cell>
          <table:table-cell office:value-type="percentage" office:value="0.88921328186164461" table:style-name="ce39">
            <text:p>88,9%</text:p>
          </table:table-cell>
          <table:table-cell office:value-type="float" office:value="237861" table:style-name="ce38">
            <text:p>237.861</text:p>
          </table:table-cell>
          <table:table-cell office:value-type="percentage" office:value="0.73548273388413399" table:style-name="ce39">
            <text:p>73,5%</text:p>
          </table:table-cell>
          <table:table-cell office:value-type="float" office:value="101974" table:style-name="ce38">
            <text:p>101.974</text:p>
          </table:table-cell>
          <table:table-cell office:value-type="percentage" office:value="0.44148219983461845" table:style-name="ce39">
            <text:p>44,1%</text:p>
          </table:table-cell>
          <table:table-cell office:value-type="float" office:value="17407" table:style-name="ce38">
            <text:p>17.407</text:p>
          </table:table-cell>
          <table:table-cell office:value-type="percentage" office:value="9.6701794930197163E-2" table:style-name="ce39">
            <text:p>9,7%</text:p>
          </table:table-cell>
          <table:table-cell office:value-type="float" office:value="2006531" table:style-name="ce38">
            <text:p>2.006.531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1749173048490176" table:style-name="ce39">
            <text:p>81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19" table:style-name="ce38">
            <text:p>23.319</text:p>
          </table:table-cell>
          <table:table-cell office:value-type="percentage" office:value="1" table:style-name="ce39">
            <text:p>100,0%</text:p>
          </table:table-cell>
          <table:table-cell office:value-type="float" office:value="28564" table:style-name="ce38">
            <text:p>28.564</text:p>
          </table:table-cell>
          <table:table-cell office:value-type="percentage" office:value="1" table:style-name="ce39">
            <text:p>100,0%</text:p>
          </table:table-cell>
          <table:table-cell office:value-type="float" office:value="37435" table:style-name="ce38">
            <text:p>37.435</text:p>
          </table:table-cell>
          <table:table-cell office:value-type="percentage" office:value="0.99249695105785041" table:style-name="ce39">
            <text:p>99,2%</text:p>
          </table:table-cell>
          <table:table-cell office:value-type="float" office:value="44196" table:style-name="ce38">
            <text:p>44.196</text:p>
          </table:table-cell>
          <table:table-cell office:value-type="percentage" office:value="0.92724068479355493" table:style-name="ce39">
            <text:p>92,7%</text:p>
          </table:table-cell>
          <table:table-cell office:value-type="float" office:value="45238" table:style-name="ce38">
            <text:p>45.238</text:p>
          </table:table-cell>
          <table:table-cell office:value-type="percentage" office:value="0.85440157138270345" table:style-name="ce39">
            <text:p>85,4%</text:p>
          </table:table-cell>
          <table:table-cell office:value-type="float" office:value="27109" table:style-name="ce38">
            <text:p>27.109</text:p>
          </table:table-cell>
          <table:table-cell office:value-type="percentage" office:value="0.68946310943818512" table:style-name="ce39">
            <text:p>68,9%</text:p>
          </table:table-cell>
          <table:table-cell office:value-type="float" office:value="16772" table:style-name="ce38">
            <text:p>16.772</text:p>
          </table:table-cell>
          <table:table-cell office:value-type="percentage" office:value="0.55065992514281958" table:style-name="ce39">
            <text:p>55,1%</text:p>
          </table:table-cell>
          <table:table-cell office:value-type="float" office:value="2329" table:style-name="ce38">
            <text:p>2.329</text:p>
          </table:table-cell>
          <table:table-cell office:value-type="percentage" office:value="9.121886260379132E-2" table:style-name="ce39">
            <text:p>9,1%</text:p>
          </table:table-cell>
          <table:table-cell office:value-type="float" office:value="224962" table:style-name="ce38">
            <text:p>224.96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9220340176779236" table:style-name="ce39">
            <text:p>79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685" table:style-name="ce38">
            <text:p>372.685</text:p>
          </table:table-cell>
          <table:table-cell office:value-type="percentage" office:value="1" table:style-name="ce39">
            <text:p>100,0%</text:p>
          </table:table-cell>
          <table:table-cell office:value-type="float" office:value="508401" table:style-name="ce38">
            <text:p>508.401</text:p>
          </table:table-cell>
          <table:table-cell office:value-type="percentage" office:value="0.96639300792083349" table:style-name="ce39">
            <text:p>96,6%</text:p>
          </table:table-cell>
          <table:table-cell office:value-type="float" office:value="678712" table:style-name="ce38">
            <text:p>678.712</text:p>
          </table:table-cell>
          <table:table-cell office:value-type="percentage" office:value="0.96500754276484635" table:style-name="ce39">
            <text:p>96,5%</text:p>
          </table:table-cell>
          <table:table-cell office:value-type="float" office:value="917010" table:style-name="ce38">
            <text:p>917.010</text:p>
          </table:table-cell>
          <table:table-cell office:value-type="percentage" office:value="0.94266655564498969" table:style-name="ce39">
            <text:p>94,3%</text:p>
          </table:table-cell>
          <table:table-cell office:value-type="float" office:value="976819" table:style-name="ce38">
            <text:p>976.819</text:p>
          </table:table-cell>
          <table:table-cell office:value-type="percentage" office:value="0.83777298063159378" table:style-name="ce39">
            <text:p>83,8%</text:p>
          </table:table-cell>
          <table:table-cell office:value-type="float" office:value="652173" table:style-name="ce38">
            <text:p>652.173</text:p>
          </table:table-cell>
          <table:table-cell office:value-type="percentage" office:value="0.68675813992670909" table:style-name="ce39">
            <text:p>68,7%</text:p>
          </table:table-cell>
          <table:table-cell office:value-type="float" office:value="475400" table:style-name="ce38">
            <text:p>475.400</text:p>
          </table:table-cell>
          <table:table-cell office:value-type="percentage" office:value="0.64029091888615774" table:style-name="ce39">
            <text:p>64,0%</text:p>
          </table:table-cell>
          <table:table-cell office:value-type="float" office:value="131458" table:style-name="ce38">
            <text:p>131.458</text:p>
          </table:table-cell>
          <table:table-cell office:value-type="percentage" office:value="0.23748514114556799" table:style-name="ce39">
            <text:p>23,7%</text:p>
          </table:table-cell>
          <table:table-cell office:value-type="float" office:value="4712658" table:style-name="ce38">
            <text:p>4.712.65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8834186442580445" table:style-name="ce39">
            <text:p>7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622" table:style-name="ce38">
            <text:p>73.622</text:p>
          </table:table-cell>
          <table:table-cell office:value-type="percentage" office:value="1" table:style-name="ce39">
            <text:p>100,0%</text:p>
          </table:table-cell>
          <table:table-cell office:value-type="float" office:value="102345" table:style-name="ce38">
            <text:p>102.345</text:p>
          </table:table-cell>
          <table:table-cell office:value-type="percentage" office:value="0.99461607984528522" table:style-name="ce39">
            <text:p>99,5%</text:p>
          </table:table-cell>
          <table:table-cell office:value-type="float" office:value="144518" table:style-name="ce38">
            <text:p>144.518</text:p>
          </table:table-cell>
          <table:table-cell office:value-type="percentage" office:value="0.98372461864147198" table:style-name="ce39">
            <text:p>98,4%</text:p>
          </table:table-cell>
          <table:table-cell office:value-type="float" office:value="201927" table:style-name="ce38">
            <text:p>201.927</text:p>
          </table:table-cell>
          <table:table-cell office:value-type="percentage" office:value="0.94687605506996286" table:style-name="ce39">
            <text:p>94,7%</text:p>
          </table:table-cell>
          <table:table-cell office:value-type="float" office:value="220077" table:style-name="ce38">
            <text:p>220.077</text:p>
          </table:table-cell>
          <table:table-cell office:value-type="percentage" office:value="0.86590965426881805" table:style-name="ce39">
            <text:p>86,6%</text:p>
          </table:table-cell>
          <table:table-cell office:value-type="float" office:value="147155" table:style-name="ce38">
            <text:p>147.155</text:p>
          </table:table-cell>
          <table:table-cell office:value-type="percentage" office:value="0.70408080266790429" table:style-name="ce39">
            <text:p>70,4%</text:p>
          </table:table-cell>
          <table:table-cell office:value-type="float" office:value="114096" table:style-name="ce38">
            <text:p>114.096</text:p>
          </table:table-cell>
          <table:table-cell office:value-type="percentage" office:value="0.66239375783753662" table:style-name="ce39">
            <text:p>66,2%</text:p>
          </table:table-cell>
          <table:table-cell office:value-type="float" office:value="59254" table:style-name="ce38">
            <text:p>59.254</text:p>
          </table:table-cell>
          <table:table-cell office:value-type="percentage" office:value="0.41759341480259915" table:style-name="ce39">
            <text:p>41,8%</text:p>
          </table:table-cell>
          <table:table-cell office:value-type="float" office:value="1062994" table:style-name="ce38">
            <text:p>1.062.994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1136094927477054" table:style-name="ce39">
            <text:p>81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24" table:style-name="ce38">
            <text:p>42.424</text:p>
          </table:table-cell>
          <table:table-cell office:value-type="percentage" office:value="1" table:style-name="ce39">
            <text:p>100,0%</text:p>
          </table:table-cell>
          <table:table-cell office:value-type="float" office:value="55744" table:style-name="ce38">
            <text:p>55.744</text:p>
          </table:table-cell>
          <table:table-cell office:value-type="percentage" office:value="0.99913966160022938" table:style-name="ce39">
            <text:p>99,9%</text:p>
          </table:table-cell>
          <table:table-cell office:value-type="float" office:value="70807" table:style-name="ce38">
            <text:p>70.807</text:p>
          </table:table-cell>
          <table:table-cell office:value-type="percentage" office:value="0.95887275878879796" table:style-name="ce39">
            <text:p>95,9%</text:p>
          </table:table-cell>
          <table:table-cell office:value-type="float" office:value="89313" table:style-name="ce38">
            <text:p>89.313</text:p>
          </table:table-cell>
          <table:table-cell office:value-type="percentage" office:value="0.92366641156638463" table:style-name="ce39">
            <text:p>92,4%</text:p>
          </table:table-cell>
          <table:table-cell office:value-type="float" office:value="91415" table:style-name="ce38">
            <text:p>91.415</text:p>
          </table:table-cell>
          <table:table-cell office:value-type="percentage" office:value="0.84641951074980093" table:style-name="ce39">
            <text:p>84,6%</text:p>
          </table:table-cell>
          <table:table-cell office:value-type="float" office:value="57093" table:style-name="ce38">
            <text:p>57.093</text:p>
          </table:table-cell>
          <table:table-cell office:value-type="percentage" office:value="0.7018969523364601" table:style-name="ce39">
            <text:p>70,2%</text:p>
          </table:table-cell>
          <table:table-cell office:value-type="float" office:value="44587" table:style-name="ce38">
            <text:p>44.587</text:p>
          </table:table-cell>
          <table:table-cell office:value-type="percentage" office:value="0.65446885962980905" table:style-name="ce39">
            <text:p>65,4%</text:p>
          </table:table-cell>
          <table:table-cell office:value-type="float" office:value="13557" table:style-name="ce38">
            <text:p>13.557</text:p>
          </table:table-cell>
          <table:table-cell office:value-type="percentage" office:value="0.24042349436050223" table:style-name="ce39">
            <text:p>24,0%</text:p>
          </table:table-cell>
          <table:table-cell office:value-type="float" office:value="464940" table:style-name="ce38">
            <text:p>464.940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9975367848161361" table:style-name="ce39">
            <text:p>80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46" table:style-name="ce38">
            <text:p>163.746</text:p>
          </table:table-cell>
          <table:table-cell office:value-type="percentage" office:value="1" table:style-name="ce39">
            <text:p>100,0%</text:p>
          </table:table-cell>
          <table:table-cell office:value-type="float" office:value="213031" table:style-name="ce38">
            <text:p>213.031</text:p>
          </table:table-cell>
          <table:table-cell office:value-type="percentage" office:value="0.99976534745003076" table:style-name="ce39">
            <text:p>100,0%</text:p>
          </table:table-cell>
          <table:table-cell office:value-type="float" office:value="274132" table:style-name="ce38">
            <text:p>274.132</text:p>
          </table:table-cell>
          <table:table-cell office:value-type="percentage" office:value="0.97862694069306255" table:style-name="ce39">
            <text:p>97,9%</text:p>
          </table:table-cell>
          <table:table-cell office:value-type="float" office:value="312067" table:style-name="ce38">
            <text:p>312.067</text:p>
          </table:table-cell>
          <table:table-cell office:value-type="percentage" office:value="0.91790621130252925" table:style-name="ce39">
            <text:p>91,8%</text:p>
          </table:table-cell>
          <table:table-cell office:value-type="float" office:value="302963" table:style-name="ce38">
            <text:p>302.963</text:p>
          </table:table-cell>
          <table:table-cell office:value-type="percentage" office:value="0.83660699245857184" table:style-name="ce39">
            <text:p>83,7%</text:p>
          </table:table-cell>
          <table:table-cell office:value-type="float" office:value="167495" table:style-name="ce38">
            <text:p>167.495</text:p>
          </table:table-cell>
          <table:table-cell office:value-type="percentage" office:value="0.6428689314239876" table:style-name="ce39">
            <text:p>64,3%</text:p>
          </table:table-cell>
          <table:table-cell office:value-type="float" office:value="91272" table:style-name="ce38">
            <text:p>91.272</text:p>
          </table:table-cell>
          <table:table-cell office:value-type="percentage" office:value="0.45288636160647833" table:style-name="ce39">
            <text:p>45,3%</text:p>
          </table:table-cell>
          <table:table-cell office:value-type="float" office:value="38904" table:style-name="ce38">
            <text:p>38.904</text:p>
          </table:table-cell>
          <table:table-cell office:value-type="percentage" office:value="0.23073911960428453" table:style-name="ce39">
            <text:p>23,1%</text:p>
          </table:table-cell>
          <table:table-cell office:value-type="float" office:value="1563610" table:style-name="ce38">
            <text:p>1.563.610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8813252195249561" table:style-name="ce39">
            <text:p>78,8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6" table:style-name="ce38">
            <text:p>2.376</text:p>
          </table:table-cell>
          <table:table-cell office:value-type="percentage" office:value="0.91209213051823412" table:style-name="ce39">
            <text:p>91,2%</text:p>
          </table:table-cell>
          <table:table-cell office:value-type="float" office:value="3841" table:style-name="ce38">
            <text:p>3.841</text:p>
          </table:table-cell>
          <table:table-cell office:value-type="percentage" office:value="0.88953219082908752" table:style-name="ce39">
            <text:p>89,0%</text:p>
          </table:table-cell>
          <table:table-cell office:value-type="float" office:value="7416" table:style-name="ce38">
            <text:p>7.416</text:p>
          </table:table-cell>
          <table:table-cell office:value-type="percentage" office:value="0.94387170675830467" table:style-name="ce39">
            <text:p>94,4%</text:p>
          </table:table-cell>
          <table:table-cell office:value-type="float" office:value="10051" table:style-name="ce38">
            <text:p>10.051</text:p>
          </table:table-cell>
          <table:table-cell office:value-type="percentage" office:value="0.86976462443752167" table:style-name="ce39">
            <text:p>87,0%</text:p>
          </table:table-cell>
          <table:table-cell office:value-type="float" office:value="10255" table:style-name="ce38">
            <text:p>10.255</text:p>
          </table:table-cell>
          <table:table-cell office:value-type="percentage" office:value="0.8111849390919158" table:style-name="ce39">
            <text:p>81,1%</text:p>
          </table:table-cell>
          <table:table-cell office:value-type="float" office:value="8016" table:style-name="ce38">
            <text:p>8.016</text:p>
          </table:table-cell>
          <table:table-cell office:value-type="percentage" office:value="0.67395325374138226" table:style-name="ce39">
            <text:p>67,4%</text:p>
          </table:table-cell>
          <table:table-cell office:value-type="float" office:value="7364" table:style-name="ce38">
            <text:p>7.364</text:p>
          </table:table-cell>
          <table:table-cell office:value-type="percentage" office:value="0.67146895231147985" table:style-name="ce39">
            <text:p>67,1%</text:p>
          </table:table-cell>
          <table:table-cell office:value-type="float" office:value="4056" table:style-name="ce38">
            <text:p>4.056</text:p>
          </table:table-cell>
          <table:table-cell office:value-type="percentage" office:value="0.44444444444444442" table:style-name="ce39">
            <text:p>44,4%</text:p>
          </table:table-cell>
          <table:table-cell office:value-type="float" office:value="53375" table:style-name="ce38">
            <text:p>53.37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5213133234693164" table:style-name="ce39">
            <text:p>75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93" table:style-name="ce38">
            <text:p>1.993</text:p>
          </table:table-cell>
          <table:table-cell office:value-type="percentage" office:value="0.84844614729672196" table:style-name="ce39">
            <text:p>84,8%</text:p>
          </table:table-cell>
          <table:table-cell office:value-type="float" office:value="3273" table:style-name="ce38">
            <text:p>3.273</text:p>
          </table:table-cell>
          <table:table-cell office:value-type="percentage" office:value="0.87326574172892213" table:style-name="ce39">
            <text:p>87,3%</text:p>
          </table:table-cell>
          <table:table-cell office:value-type="float" office:value="6959" table:style-name="ce38">
            <text:p>6.959</text:p>
          </table:table-cell>
          <table:table-cell office:value-type="percentage" office:value="0.88910182700907114" table:style-name="ce39">
            <text:p>88,9%</text:p>
          </table:table-cell>
          <table:table-cell office:value-type="float" office:value="9327" table:style-name="ce38">
            <text:p>9.327</text:p>
          </table:table-cell>
          <table:table-cell office:value-type="percentage" office:value="0.82547128064430486" table:style-name="ce39">
            <text:p>82,5%</text:p>
          </table:table-cell>
          <table:table-cell office:value-type="float" office:value="9519" table:style-name="ce38">
            <text:p>9.519</text:p>
          </table:table-cell>
          <table:table-cell office:value-type="percentage" office:value="0.79311781369771706" table:style-name="ce39">
            <text:p>79,3%</text:p>
          </table:table-cell>
          <table:table-cell office:value-type="float" office:value="7803" table:style-name="ce38">
            <text:p>7.803</text:p>
          </table:table-cell>
          <table:table-cell office:value-type="percentage" office:value="0.64312206379296133" table:style-name="ce39">
            <text:p>64,3%</text:p>
          </table:table-cell>
          <table:table-cell office:value-type="float" office:value="7280" table:style-name="ce38">
            <text:p>7.280</text:p>
          </table:table-cell>
          <table:table-cell office:value-type="percentage" office:value="0.6069195498124218" table:style-name="ce39">
            <text:p>60,7%</text:p>
          </table:table-cell>
          <table:table-cell office:value-type="float" office:value="5142" table:style-name="ce38">
            <text:p>5.142</text:p>
          </table:table-cell>
          <table:table-cell office:value-type="percentage" office:value="0.53707959055776056" table:style-name="ce39">
            <text:p>53,7%</text:p>
          </table:table-cell>
          <table:table-cell office:value-type="float" office:value="51296" table:style-name="ce38">
            <text:p>51.296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2322246817150027" table:style-name="ce39">
            <text:p>72,3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98" table:style-name="ce38">
            <text:p>3.498</text:p>
          </table:table-cell>
          <table:table-cell office:value-type="string" table:style-name="ce39">
            <text:p>-</text:p>
          </table:table-cell>
          <table:table-cell office:value-type="float" office:value="9444" table:style-name="ce38">
            <text:p>9.444</text:p>
          </table:table-cell>
          <table:table-cell office:value-type="string" table:style-name="ce39">
            <text:p>-</text:p>
          </table:table-cell>
          <table:table-cell office:value-type="float" office:value="21761" table:style-name="ce38">
            <text:p>21.761</text:p>
          </table:table-cell>
          <table:table-cell office:value-type="string" table:style-name="ce39">
            <text:p>-</text:p>
          </table:table-cell>
          <table:table-cell office:value-type="float" office:value="31206" table:style-name="ce38">
            <text:p>31.206</text:p>
          </table:table-cell>
          <table:table-cell office:value-type="string" table:style-name="ce39">
            <text:p>-</text:p>
          </table:table-cell>
          <table:table-cell office:value-type="float" office:value="23927" table:style-name="ce38">
            <text:p>23.927</text:p>
          </table:table-cell>
          <table:table-cell office:value-type="string" table:style-name="ce39">
            <text:p>-</text:p>
          </table:table-cell>
          <table:table-cell office:value-type="float" office:value="940" table:style-name="ce38">
            <text:p>940</text:p>
          </table:table-cell>
          <table:table-cell office:value-type="string" table:style-name="ce39">
            <text:p>-</text:p>
          </table:table-cell>
          <table:table-cell office:value-type="float" office:value="90825" table:style-name="ce38">
            <text:p>90.82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47" table:style-name="ce41">
            <text:p>147</text:p>
          </table:table-cell>
          <table:table-cell office:value-type="string" table:style-name="ce42">
            <text:p>-</text:p>
          </table:table-cell>
          <table:table-cell office:value-type="float" office:value="434" table:style-name="ce41">
            <text:p>434</text:p>
          </table:table-cell>
          <table:table-cell office:value-type="string" table:style-name="ce42">
            <text:p>-</text:p>
          </table:table-cell>
          <table:table-cell office:value-type="float" office:value="822" table:style-name="ce41">
            <text:p>822</text:p>
          </table:table-cell>
          <table:table-cell office:value-type="string" table:style-name="ce42">
            <text:p>-</text:p>
          </table:table-cell>
          <table:table-cell office:value-type="float" office:value="932" table:style-name="ce41">
            <text:p>932</text:p>
          </table:table-cell>
          <table:table-cell office:value-type="string" table:style-name="ce42">
            <text:p>-</text:p>
          </table:table-cell>
          <table:table-cell office:value-type="float" office:value="867" table:style-name="ce41">
            <text:p>867</text:p>
          </table:table-cell>
          <table:table-cell office:value-type="string" table:style-name="ce42">
            <text:p>-</text:p>
          </table:table-cell>
          <table:table-cell office:value-type="float" office:value="111" table:style-name="ce41">
            <text:p>111</text:p>
          </table:table-cell>
          <table:table-cell office:value-type="string" table:style-name="ce42">
            <text:p>-</text:p>
          </table:table-cell>
          <table:table-cell office:value-type="float" office:value="3354" table:style-name="ce41">
            <text:p>3.35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7578" table:style-name="ce45">
            <text:p>2.927.578</text:p>
          </table:table-cell>
          <table:table-cell office:value-type="percentage" office:value="1" table:style-name="ce46">
            <text:p>100,0%</text:p>
          </table:table-cell>
          <table:table-cell office:value-type="float" office:value="3922376" table:style-name="ce45">
            <text:p>3.922.376</text:p>
          </table:table-cell>
          <table:table-cell office:value-type="percentage" office:value="0.99048773435655402" table:style-name="ce46">
            <text:p>99,0%</text:p>
          </table:table-cell>
          <table:table-cell office:value-type="float" office:value="5180186" table:style-name="ce45">
            <text:p>5.180.186</text:p>
          </table:table-cell>
          <table:table-cell office:value-type="percentage" office:value="0.97062012154425736" table:style-name="ce46">
            <text:p>97,1%</text:p>
          </table:table-cell>
          <table:table-cell office:value-type="float" office:value="6495839" table:style-name="ce45">
            <text:p>6.495.839</text:p>
          </table:table-cell>
          <table:table-cell office:value-type="percentage" office:value="0.92358259401766396" table:style-name="ce46">
            <text:p>92,4%</text:p>
          </table:table-cell>
          <table:table-cell office:value-type="float" office:value="6632574" table:style-name="ce45">
            <text:p>6.632.574</text:p>
          </table:table-cell>
          <table:table-cell office:value-type="percentage" office:value="0.84044539244021943" table:style-name="ce46">
            <text:p>84,0%</text:p>
          </table:table-cell>
          <table:table-cell office:value-type="float" office:value="4331651" table:style-name="ce45">
            <text:p>4.331.651</text:p>
          </table:table-cell>
          <table:table-cell office:value-type="percentage" office:value="0.69524411181748591" table:style-name="ce46">
            <text:p>69,5%</text:p>
          </table:table-cell>
          <table:table-cell office:value-type="float" office:value="3022091" table:style-name="ce45">
            <text:p>3.022.091</text:p>
          </table:table-cell>
          <table:table-cell office:value-type="percentage" office:value="0.6111852430106135" table:style-name="ce46">
            <text:p>61,1%</text:p>
          </table:table-cell>
          <table:table-cell office:value-type="float" office:value="1063666" table:style-name="ce45">
            <text:p>1.063.666</text:p>
          </table:table-cell>
          <table:table-cell office:value-type="percentage" office:value="0.27352838465229645" table:style-name="ce46">
            <text:p>27,4%</text:p>
          </table:table-cell>
          <table:table-cell office:value-type="float" office:value="33575961" table:style-name="ce45">
            <text:p>33.575.961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9715334538292382" table:style-name="ce46">
            <text:p>79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834" table:style-name="ce35">
            <text:p>425.834</text:p>
          </table:table-cell>
          <table:table-cell office:value-type="percentage" office:value="1" table:style-name="ce36">
            <text:p>100,0%</text:p>
          </table:table-cell>
          <table:table-cell office:value-type="float" office:value="644714" table:style-name="ce35">
            <text:p>644.714</text:p>
          </table:table-cell>
          <table:table-cell office:value-type="percentage" office:value="0.99128664582759951" table:style-name="ce36">
            <text:p>99,1%</text:p>
          </table:table-cell>
          <table:table-cell office:value-type="float" office:value="851067" table:style-name="ce35">
            <text:p>851.067</text:p>
          </table:table-cell>
          <table:table-cell office:value-type="percentage" office:value="0.92896336504949528" table:style-name="ce36">
            <text:p>92,9%</text:p>
          </table:table-cell>
          <table:table-cell office:value-type="float" office:value="1117358" table:style-name="ce35">
            <text:p>1.117.358</text:p>
          </table:table-cell>
          <table:table-cell office:value-type="percentage" office:value="0.88327229350342795" table:style-name="ce36">
            <text:p>88,3%</text:p>
          </table:table-cell>
          <table:table-cell office:value-type="float" office:value="1109198" table:style-name="ce35">
            <text:p>1.109.198</text:p>
          </table:table-cell>
          <table:table-cell office:value-type="percentage" office:value="0.80079906780236143" table:style-name="ce36">
            <text:p>80,1%</text:p>
          </table:table-cell>
          <table:table-cell office:value-type="float" office:value="617332" table:style-name="ce35">
            <text:p>617.332</text:p>
          </table:table-cell>
          <table:table-cell office:value-type="percentage" office:value="0.54141623918955772" table:style-name="ce36">
            <text:p>54,1%</text:p>
          </table:table-cell>
          <table:table-cell office:value-type="float" office:value="165513" table:style-name="ce35">
            <text:p>165.513</text:p>
          </table:table-cell>
          <table:table-cell office:value-type="percentage" office:value="0.17822546604183179" table:style-name="ce36">
            <text:p>17,8%</text:p>
          </table:table-cell>
          <table:table-cell office:value-type="float" office:value="7525" table:style-name="ce35">
            <text:p>7.525</text:p>
          </table:table-cell>
          <table:table-cell office:value-type="percentage" office:value="9.9945942858812569E-3" table:style-name="ce36">
            <text:p>1,0%</text:p>
          </table:table-cell>
          <table:table-cell office:value-type="float" office:value="4938541" table:style-name="ce35">
            <text:p>4.938.541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6271572301302673" table:style-name="ce36">
            <text:p>66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89" table:style-name="ce38">
            <text:p>99.289</text:p>
          </table:table-cell>
          <table:table-cell office:value-type="percentage" office:value="1" table:style-name="ce39">
            <text:p>100,0%</text:p>
          </table:table-cell>
          <table:table-cell office:value-type="float" office:value="117693" table:style-name="ce38">
            <text:p>117.693</text:p>
          </table:table-cell>
          <table:table-cell office:value-type="percentage" office:value="0.98939094615610945" table:style-name="ce39">
            <text:p>98,9%</text:p>
          </table:table-cell>
          <table:table-cell office:value-type="float" office:value="144103" table:style-name="ce38">
            <text:p>144.103</text:p>
          </table:table-cell>
          <table:table-cell office:value-type="percentage" office:value="0.92156912903617771" table:style-name="ce39">
            <text:p>92,2%</text:p>
          </table:table-cell>
          <table:table-cell office:value-type="float" office:value="175752" table:style-name="ce38">
            <text:p>175.752</text:p>
          </table:table-cell>
          <table:table-cell office:value-type="percentage" office:value="0.88644548233181686" table:style-name="ce39">
            <text:p>88,6%</text:p>
          </table:table-cell>
          <table:table-cell office:value-type="float" office:value="171153" table:style-name="ce38">
            <text:p>171.153</text:p>
          </table:table-cell>
          <table:table-cell office:value-type="percentage" office:value="0.79627156967195956" table:style-name="ce39">
            <text:p>79,6%</text:p>
          </table:table-cell>
          <table:table-cell office:value-type="float" office:value="88310" table:style-name="ce38">
            <text:p>88.310</text:p>
          </table:table-cell>
          <table:table-cell office:value-type="percentage" office:value="0.53753819558574678" table:style-name="ce39">
            <text:p>53,8%</text:p>
          </table:table-cell>
          <table:table-cell office:value-type="float" office:value="39908" table:style-name="ce38">
            <text:p>39.908</text:p>
          </table:table-cell>
          <table:table-cell office:value-type="percentage" office:value="0.306040597848176" table:style-name="ce39">
            <text:p>30,6%</text:p>
          </table:table-cell>
          <table:table-cell office:value-type="float" office:value="12877" table:style-name="ce38">
            <text:p>12.877</text:p>
          </table:table-cell>
          <table:table-cell office:value-type="percentage" office:value="0.12488725523475157" table:style-name="ce39">
            <text:p>12,5%</text:p>
          </table:table-cell>
          <table:table-cell office:value-type="float" office:value="849085" table:style-name="ce38">
            <text:p>849.085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1644641027934397" table:style-name="ce39">
            <text:p>71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711" table:style-name="ce38">
            <text:p>87.711</text:p>
          </table:table-cell>
          <table:table-cell office:value-type="percentage" office:value="0.99869059276296313" table:style-name="ce39">
            <text:p>99,9%</text:p>
          </table:table-cell>
          <table:table-cell office:value-type="float" office:value="113371" table:style-name="ce38">
            <text:p>113.371</text:p>
          </table:table-cell>
          <table:table-cell office:value-type="percentage" office:value="1" table:style-name="ce39">
            <text:p>100,0%</text:p>
          </table:table-cell>
          <table:table-cell office:value-type="float" office:value="141823" table:style-name="ce38">
            <text:p>141.823</text:p>
          </table:table-cell>
          <table:table-cell office:value-type="percentage" office:value="0.94768529655467348" table:style-name="ce39">
            <text:p>94,8%</text:p>
          </table:table-cell>
          <table:table-cell office:value-type="float" office:value="144622" table:style-name="ce38">
            <text:p>144.622</text:p>
          </table:table-cell>
          <table:table-cell office:value-type="percentage" office:value="0.88918810907190504" table:style-name="ce39">
            <text:p>88,9%</text:p>
          </table:table-cell>
          <table:table-cell office:value-type="float" office:value="137132" table:style-name="ce38">
            <text:p>137.132</text:p>
          </table:table-cell>
          <table:table-cell office:value-type="percentage" office:value="0.82118412149012232" table:style-name="ce39">
            <text:p>82,1%</text:p>
          </table:table-cell>
          <table:table-cell office:value-type="float" office:value="60453" table:style-name="ce38">
            <text:p>60.453</text:p>
          </table:table-cell>
          <table:table-cell office:value-type="percentage" office:value="0.52819984097998274" table:style-name="ce39">
            <text:p>52,8%</text:p>
          </table:table-cell>
          <table:table-cell office:value-type="float" office:value="11357" table:style-name="ce38">
            <text:p>11.357</text:p>
          </table:table-cell>
          <table:table-cell office:value-type="percentage" office:value="0.1435577858957667" table:style-name="ce39">
            <text:p>14,4%</text:p>
          </table:table-cell>
          <table:table-cell office:value-type="float" office:value="693" table:style-name="ce38">
            <text:p>693</text:p>
          </table:table-cell>
          <table:table-cell office:value-type="percentage" office:value="1.0828124999999999E-2" table:style-name="ce39">
            <text:p>1,1%</text:p>
          </table:table-cell>
          <table:table-cell office:value-type="float" office:value="697162" table:style-name="ce38">
            <text:p>697.162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4648446827214543" table:style-name="ce39">
            <text:p>74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342" table:style-name="ce38">
            <text:p>50.342</text:p>
          </table:table-cell>
          <table:table-cell office:value-type="percentage" office:value="1" table:style-name="ce39">
            <text:p>100,0%</text:p>
          </table:table-cell>
          <table:table-cell office:value-type="float" office:value="77753" table:style-name="ce38">
            <text:p>77.753</text:p>
          </table:table-cell>
          <table:table-cell office:value-type="percentage" office:value="0.9656838392369218" table:style-name="ce39">
            <text:p>96,6%</text:p>
          </table:table-cell>
          <table:table-cell office:value-type="float" office:value="102876" table:style-name="ce38">
            <text:p>102.876</text:p>
          </table:table-cell>
          <table:table-cell office:value-type="percentage" office:value="0.87754945364280779" table:style-name="ce39">
            <text:p>87,8%</text:p>
          </table:table-cell>
          <table:table-cell office:value-type="float" office:value="140123" table:style-name="ce38">
            <text:p>140.123</text:p>
          </table:table-cell>
          <table:table-cell office:value-type="percentage" office:value="0.84514798217096809" table:style-name="ce39">
            <text:p>84,5%</text:p>
          </table:table-cell>
          <table:table-cell office:value-type="float" office:value="148529" table:style-name="ce38">
            <text:p>148.529</text:p>
          </table:table-cell>
          <table:table-cell office:value-type="percentage" office:value="0.72041305317889914" table:style-name="ce39">
            <text:p>72,0%</text:p>
          </table:table-cell>
          <table:table-cell office:value-type="float" office:value="84374" table:style-name="ce38">
            <text:p>84.374</text:p>
          </table:table-cell>
          <table:table-cell office:value-type="percentage" office:value="0.46311756601733384" table:style-name="ce39">
            <text:p>46,3%</text:p>
          </table:table-cell>
          <table:table-cell office:value-type="float" office:value="53086" table:style-name="ce38">
            <text:p>53.086</text:p>
          </table:table-cell>
          <table:table-cell office:value-type="percentage" office:value="0.38484290498905338" table:style-name="ce39">
            <text:p>38,5%</text:p>
          </table:table-cell>
          <table:table-cell office:value-type="float" office:value="22223" table:style-name="ce38">
            <text:p>22.223</text:p>
          </table:table-cell>
          <table:table-cell office:value-type="percentage" office:value="0.2327503142019271" table:style-name="ce39">
            <text:p>23,3%</text:p>
          </table:table-cell>
          <table:table-cell office:value-type="float" office:value="679306" table:style-name="ce38">
            <text:p>679.306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5641865089910101" table:style-name="ce39">
            <text:p>65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647" table:style-name="ce38">
            <text:p>90.647</text:p>
          </table:table-cell>
          <table:table-cell office:value-type="percentage" office:value="1" table:style-name="ce39">
            <text:p>100,0%</text:p>
          </table:table-cell>
          <table:table-cell office:value-type="float" office:value="147918" table:style-name="ce38">
            <text:p>147.918</text:p>
          </table:table-cell>
          <table:table-cell office:value-type="percentage" office:value="0.95720599750211932" table:style-name="ce39">
            <text:p>95,7%</text:p>
          </table:table-cell>
          <table:table-cell office:value-type="float" office:value="203900" table:style-name="ce38">
            <text:p>203.900</text:p>
          </table:table-cell>
          <table:table-cell office:value-type="percentage" office:value="0.86732002790396956" table:style-name="ce39">
            <text:p>86,7%</text:p>
          </table:table-cell>
          <table:table-cell office:value-type="float" office:value="304085" table:style-name="ce38">
            <text:p>304.085</text:p>
          </table:table-cell>
          <table:table-cell office:value-type="percentage" office:value="0.86754519103482908" table:style-name="ce39">
            <text:p>86,8%</text:p>
          </table:table-cell>
          <table:table-cell office:value-type="float" office:value="284932" table:style-name="ce38">
            <text:p>284.932</text:p>
          </table:table-cell>
          <table:table-cell office:value-type="percentage" office:value="0.73450469679627972" table:style-name="ce39">
            <text:p>73,5%</text:p>
          </table:table-cell>
          <table:table-cell office:value-type="float" office:value="161489" table:style-name="ce38">
            <text:p>161.489</text:p>
          </table:table-cell>
          <table:table-cell office:value-type="percentage" office:value="0.51936745418641894" table:style-name="ce39">
            <text:p>51,9%</text:p>
          </table:table-cell>
          <table:table-cell office:value-type="float" office:value="66828" table:style-name="ce38">
            <text:p>66.828</text:p>
          </table:table-cell>
          <table:table-cell office:value-type="percentage" office:value="0.26545593212259877" table:style-name="ce39">
            <text:p>26,5%</text:p>
          </table:table-cell>
          <table:table-cell office:value-type="float" office:value="9986" table:style-name="ce38">
            <text:p>9.986</text:p>
          </table:table-cell>
          <table:table-cell office:value-type="percentage" office:value="5.5540415023609957E-2" table:style-name="ce39">
            <text:p>5,6%</text:p>
          </table:table-cell>
          <table:table-cell office:value-type="float" office:value="1269785" table:style-name="ce38">
            <text:p>1.269.785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4759375634315841" table:style-name="ce39">
            <text:p>64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40" table:style-name="ce38">
            <text:p>41.840</text:p>
          </table:table-cell>
          <table:table-cell office:value-type="percentage" office:value="1" table:style-name="ce39">
            <text:p>100,0%</text:p>
          </table:table-cell>
          <table:table-cell office:value-type="float" office:value="55565" table:style-name="ce38">
            <text:p>55.565</text:p>
          </table:table-cell>
          <table:table-cell office:value-type="percentage" office:value="1" table:style-name="ce39">
            <text:p>100,0%</text:p>
          </table:table-cell>
          <table:table-cell office:value-type="float" office:value="74091" table:style-name="ce38">
            <text:p>74.091</text:p>
          </table:table-cell>
          <table:table-cell office:value-type="percentage" office:value="0.95792876074730104" table:style-name="ce39">
            <text:p>95,8%</text:p>
          </table:table-cell>
          <table:table-cell office:value-type="float" office:value="80304" table:style-name="ce38">
            <text:p>80.304</text:p>
          </table:table-cell>
          <table:table-cell office:value-type="percentage" office:value="0.89262371615312797" table:style-name="ce39">
            <text:p>89,3%</text:p>
          </table:table-cell>
          <table:table-cell office:value-type="float" office:value="79116" table:style-name="ce38">
            <text:p>79.116</text:p>
          </table:table-cell>
          <table:table-cell office:value-type="percentage" office:value="0.80921355439863352" table:style-name="ce39">
            <text:p>80,9%</text:p>
          </table:table-cell>
          <table:table-cell office:value-type="float" office:value="22327" table:style-name="ce38">
            <text:p>22.327</text:p>
          </table:table-cell>
          <table:table-cell office:value-type="percentage" office:value="0.31681636938969532" table:style-name="ce39">
            <text:p>31,7%</text:p>
          </table:table-cell>
          <table:table-cell office:value-type="float" office:value="6889" table:style-name="ce38">
            <text:p>6.889</text:p>
          </table:table-cell>
          <table:table-cell office:value-type="percentage" office:value="0.1364023364023364" table:style-name="ce39">
            <text:p>13,6%</text:p>
          </table:table-cell>
          <table:table-cell office:value-type="float" office:value="570" table:style-name="ce38">
            <text:p>570</text:p>
          </table:table-cell>
          <table:table-cell office:value-type="percentage" office:value="1.2965448217819531E-2" table:style-name="ce39">
            <text:p>1,3%</text:p>
          </table:table-cell>
          <table:table-cell office:value-type="float" office:value="360702" table:style-name="ce38">
            <text:p>360.702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8819579987293156" table:style-name="ce39">
            <text:p>68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994" table:style-name="ce38">
            <text:p>225.994</text:p>
          </table:table-cell>
          <table:table-cell office:value-type="percentage" office:value="1" table:style-name="ce39">
            <text:p>100,0%</text:p>
          </table:table-cell>
          <table:table-cell office:value-type="float" office:value="247881" table:style-name="ce38">
            <text:p>247.881</text:p>
          </table:table-cell>
          <table:table-cell office:value-type="percentage" office:value="1" table:style-name="ce39">
            <text:p>100,0%</text:p>
          </table:table-cell>
          <table:table-cell office:value-type="float" office:value="306340" table:style-name="ce38">
            <text:p>306.340</text:p>
          </table:table-cell>
          <table:table-cell office:value-type="percentage" office:value="0.96159460095738836" table:style-name="ce39">
            <text:p>96,2%</text:p>
          </table:table-cell>
          <table:table-cell office:value-type="float" office:value="338695" table:style-name="ce38">
            <text:p>338.695</text:p>
          </table:table-cell>
          <table:table-cell office:value-type="percentage" office:value="0.88855512559847838" table:style-name="ce39">
            <text:p>88,9%</text:p>
          </table:table-cell>
          <table:table-cell office:value-type="float" office:value="299092" table:style-name="ce38">
            <text:p>299.092</text:p>
          </table:table-cell>
          <table:table-cell office:value-type="percentage" office:value="0.82325318946890358" table:style-name="ce39">
            <text:p>82,3%</text:p>
          </table:table-cell>
          <table:table-cell office:value-type="float" office:value="120181" table:style-name="ce38">
            <text:p>120.181</text:p>
          </table:table-cell>
          <table:table-cell office:value-type="percentage" office:value="0.44879996116258314" table:style-name="ce39">
            <text:p>44,9%</text:p>
          </table:table-cell>
          <table:table-cell office:value-type="float" office:value="38497" table:style-name="ce38">
            <text:p>38.497</text:p>
          </table:table-cell>
          <table:table-cell office:value-type="percentage" office:value="0.18244504895595387" table:style-name="ce39">
            <text:p>18,2%</text:p>
          </table:table-cell>
          <table:table-cell office:value-type="float" office:value="2278" table:style-name="ce38">
            <text:p>2.278</text:p>
          </table:table-cell>
          <table:table-cell office:value-type="percentage" office:value="1.3777503598601686E-2" table:style-name="ce39">
            <text:p>1,4%</text:p>
          </table:table-cell>
          <table:table-cell office:value-type="float" office:value="1578958" table:style-name="ce38">
            <text:p>1.578.95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2553972355236274" table:style-name="ce39">
            <text:p>7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80" table:style-name="ce38">
            <text:p>135.480</text:p>
          </table:table-cell>
          <table:table-cell office:value-type="percentage" office:value="1" table:style-name="ce39">
            <text:p>100,0%</text:p>
          </table:table-cell>
          <table:table-cell office:value-type="float" office:value="156218" table:style-name="ce38">
            <text:p>156.218</text:p>
          </table:table-cell>
          <table:table-cell office:value-type="percentage" office:value="0.98187943507583231" table:style-name="ce39">
            <text:p>98,2%</text:p>
          </table:table-cell>
          <table:table-cell office:value-type="float" office:value="197886" table:style-name="ce38">
            <text:p>197.886</text:p>
          </table:table-cell>
          <table:table-cell office:value-type="percentage" office:value="0.90588892347695515" table:style-name="ce39">
            <text:p>90,6%</text:p>
          </table:table-cell>
          <table:table-cell office:value-type="float" office:value="254547" table:style-name="ce38">
            <text:p>254.547</text:p>
          </table:table-cell>
          <table:table-cell office:value-type="percentage" office:value="0.82785435055516166" table:style-name="ce39">
            <text:p>82,8%</text:p>
          </table:table-cell>
          <table:table-cell office:value-type="float" office:value="245220" table:style-name="ce38">
            <text:p>245.220</text:p>
          </table:table-cell>
          <table:table-cell office:value-type="percentage" office:value="0.74173106879811257" table:style-name="ce39">
            <text:p>74,2%</text:p>
          </table:table-cell>
          <table:table-cell office:value-type="float" office:value="141405" table:style-name="ce38">
            <text:p>141.405</text:p>
          </table:table-cell>
          <table:table-cell office:value-type="percentage" office:value="0.53179566831264269" table:style-name="ce39">
            <text:p>53,2%</text:p>
          </table:table-cell>
          <table:table-cell office:value-type="float" office:value="56343" table:style-name="ce38">
            <text:p>56.343</text:p>
          </table:table-cell>
          <table:table-cell office:value-type="percentage" office:value="0.25834865582399846" table:style-name="ce39">
            <text:p>25,8%</text:p>
          </table:table-cell>
          <table:table-cell office:value-type="float" office:value="1971" table:style-name="ce38">
            <text:p>1.971</text:p>
          </table:table-cell>
          <table:table-cell office:value-type="percentage" office:value="1.132940933023705E-2" table:style-name="ce39">
            <text:p>1,1%</text:p>
          </table:table-cell>
          <table:table-cell office:value-type="float" office:value="1189070" table:style-name="ce38">
            <text:p>1.189.070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5738639881821159" table:style-name="ce39">
            <text:p>6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522" table:style-name="ce38">
            <text:p>449.522</text:p>
          </table:table-cell>
          <table:table-cell office:value-type="percentage" office:value="1" table:style-name="ce39">
            <text:p>100,0%</text:p>
          </table:table-cell>
          <table:table-cell office:value-type="float" office:value="606436" table:style-name="ce38">
            <text:p>606.436</text:p>
          </table:table-cell>
          <table:table-cell office:value-type="percentage" office:value="0.95457836711307553" table:style-name="ce39">
            <text:p>95,5%</text:p>
          </table:table-cell>
          <table:table-cell office:value-type="float" office:value="756843" table:style-name="ce38">
            <text:p>756.843</text:p>
          </table:table-cell>
          <table:table-cell office:value-type="percentage" office:value="0.90360250434583278" table:style-name="ce39">
            <text:p>90,4%</text:p>
          </table:table-cell>
          <table:table-cell office:value-type="float" office:value="921708" table:style-name="ce38">
            <text:p>921.708</text:p>
          </table:table-cell>
          <table:table-cell office:value-type="percentage" office:value="0.84422502702009561" table:style-name="ce39">
            <text:p>84,4%</text:p>
          </table:table-cell>
          <table:table-cell office:value-type="float" office:value="1006323" table:style-name="ce38">
            <text:p>1.006.323</text:p>
          </table:table-cell>
          <table:table-cell office:value-type="percentage" office:value="0.76424467725582967" table:style-name="ce39">
            <text:p>76,4%</text:p>
          </table:table-cell>
          <table:table-cell office:value-type="float" office:value="508050" table:style-name="ce38">
            <text:p>508.050</text:p>
          </table:table-cell>
          <table:table-cell office:value-type="percentage" office:value="0.48633420507499148" table:style-name="ce39">
            <text:p>48,6%</text:p>
          </table:table-cell>
          <table:table-cell office:value-type="float" office:value="278327" table:style-name="ce38">
            <text:p>278.327</text:p>
          </table:table-cell>
          <table:table-cell office:value-type="percentage" office:value="0.33176229386066858" table:style-name="ce39">
            <text:p>33,2%</text:p>
          </table:table-cell>
          <table:table-cell office:value-type="float" office:value="80920" table:style-name="ce38">
            <text:p>80.920</text:p>
          </table:table-cell>
          <table:table-cell office:value-type="percentage" office:value="0.12332245194051505" table:style-name="ce39">
            <text:p>12,3%</text:p>
          </table:table-cell>
          <table:table-cell office:value-type="float" office:value="4608129" table:style-name="ce38">
            <text:p>4.608.129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7092129707819625" table:style-name="ce39">
            <text:p>6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703" table:style-name="ce38">
            <text:p>291.703</text:p>
          </table:table-cell>
          <table:table-cell office:value-type="percentage" office:value="1" table:style-name="ce39">
            <text:p>100,0%</text:p>
          </table:table-cell>
          <table:table-cell office:value-type="float" office:value="428483" table:style-name="ce38">
            <text:p>428.483</text:p>
          </table:table-cell>
          <table:table-cell office:value-type="percentage" office:value="0.97858000922665134" table:style-name="ce39">
            <text:p>97,9%</text:p>
          </table:table-cell>
          <table:table-cell office:value-type="float" office:value="531662" table:style-name="ce38">
            <text:p>531.662</text:p>
          </table:table-cell>
          <table:table-cell office:value-type="percentage" office:value="0.91550949842266949" table:style-name="ce39">
            <text:p>91,6%</text:p>
          </table:table-cell>
          <table:table-cell office:value-type="float" office:value="691615" table:style-name="ce38">
            <text:p>691.615</text:p>
          </table:table-cell>
          <table:table-cell office:value-type="percentage" office:value="0.91929249508861755" table:style-name="ce39">
            <text:p>91,9%</text:p>
          </table:table-cell>
          <table:table-cell office:value-type="float" office:value="699233" table:style-name="ce38">
            <text:p>699.233</text:p>
          </table:table-cell>
          <table:table-cell office:value-type="percentage" office:value="0.82109306378201663" table:style-name="ce39">
            <text:p>82,1%</text:p>
          </table:table-cell>
          <table:table-cell office:value-type="float" office:value="220992" table:style-name="ce38">
            <text:p>220.992</text:p>
          </table:table-cell>
          <table:table-cell office:value-type="percentage" office:value="0.34063804895192207" table:style-name="ce39">
            <text:p>34,1%</text:p>
          </table:table-cell>
          <table:table-cell office:value-type="float" office:value="81150" table:style-name="ce38">
            <text:p>81.150</text:p>
          </table:table-cell>
          <table:table-cell office:value-type="percentage" office:value="0.15722904872066124" table:style-name="ce39">
            <text:p>15,7%</text:p>
          </table:table-cell>
          <table:table-cell office:value-type="float" office:value="3711" table:style-name="ce38">
            <text:p>3.711</text:p>
          </table:table-cell>
          <table:table-cell office:value-type="percentage" office:value="8.7414111101427223E-3" table:style-name="ce39">
            <text:p>0,9%</text:p>
          </table:table-cell>
          <table:table-cell office:value-type="float" office:value="2948549" table:style-name="ce38">
            <text:p>2.948.549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65691788651739935" table:style-name="ce39">
            <text:p>65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80" table:style-name="ce38">
            <text:p>76.980</text:p>
          </table:table-cell>
          <table:table-cell office:value-type="percentage" office:value="1" table:style-name="ce39">
            <text:p>100,0%</text:p>
          </table:table-cell>
          <table:table-cell office:value-type="float" office:value="94932" table:style-name="ce38">
            <text:p>94.932</text:p>
          </table:table-cell>
          <table:table-cell office:value-type="percentage" office:value="1" table:style-name="ce39">
            <text:p>100,0%</text:p>
          </table:table-cell>
          <table:table-cell office:value-type="float" office:value="128190" table:style-name="ce38">
            <text:p>128.190</text:p>
          </table:table-cell>
          <table:table-cell office:value-type="percentage" office:value="1.0230891402028779" table:style-name="ce39">
            <text:p>102,3%</text:p>
          </table:table-cell>
          <table:table-cell office:value-type="float" office:value="156835" table:style-name="ce38">
            <text:p>156.835</text:p>
          </table:table-cell>
          <table:table-cell office:value-type="percentage" office:value="0.92683315998487137" table:style-name="ce39">
            <text:p>92,7%</text:p>
          </table:table-cell>
          <table:table-cell office:value-type="float" office:value="139156" table:style-name="ce38">
            <text:p>139.156</text:p>
          </table:table-cell>
          <table:table-cell office:value-type="percentage" office:value="0.8724842313817448" table:style-name="ce39">
            <text:p>87,2%</text:p>
          </table:table-cell>
          <table:table-cell office:value-type="float" office:value="88431" table:style-name="ce38">
            <text:p>88.431</text:p>
          </table:table-cell>
          <table:table-cell office:value-type="percentage" office:value="0.66250870923516059" table:style-name="ce39">
            <text:p>66,3%</text:p>
          </table:table-cell>
          <table:table-cell office:value-type="float" office:value="23352" table:style-name="ce38">
            <text:p>23.352</text:p>
          </table:table-cell>
          <table:table-cell office:value-type="percentage" office:value="0.2060713025061772" table:style-name="ce39">
            <text:p>20,6%</text:p>
          </table:table-cell>
          <table:table-cell office:value-type="float" office:value="1380" table:style-name="ce38">
            <text:p>1.380</text:p>
          </table:table-cell>
          <table:table-cell office:value-type="percentage" office:value="1.6283185840707964E-2" table:style-name="ce39">
            <text:p>1,6%</text:p>
          </table:table-cell>
          <table:table-cell office:value-type="float" office:value="709256" table:style-name="ce38">
            <text:p>709.25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4389393321215769" table:style-name="ce39">
            <text:p>7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570" table:style-name="ce38">
            <text:p>239.570</text:p>
          </table:table-cell>
          <table:table-cell office:value-type="percentage" office:value="1" table:style-name="ce39">
            <text:p>100,0%</text:p>
          </table:table-cell>
          <table:table-cell office:value-type="float" office:value="288546" table:style-name="ce38">
            <text:p>288.546</text:p>
          </table:table-cell>
          <table:table-cell office:value-type="percentage" office:value="0.99580345248859414" table:style-name="ce39">
            <text:p>99,6%</text:p>
          </table:table-cell>
          <table:table-cell office:value-type="float" office:value="334465" table:style-name="ce38">
            <text:p>334.465</text:p>
          </table:table-cell>
          <table:table-cell office:value-type="percentage" office:value="0.96407889844261185" table:style-name="ce39">
            <text:p>96,4%</text:p>
          </table:table-cell>
          <table:table-cell office:value-type="float" office:value="377665" table:style-name="ce38">
            <text:p>377.665</text:p>
          </table:table-cell>
          <table:table-cell office:value-type="percentage" office:value="0.93046374747775873" table:style-name="ce39">
            <text:p>93,0%</text:p>
          </table:table-cell>
          <table:table-cell office:value-type="float" office:value="384116" table:style-name="ce38">
            <text:p>384.116</text:p>
          </table:table-cell>
          <table:table-cell office:value-type="percentage" office:value="0.86664666159771309" table:style-name="ce39">
            <text:p>86,7%</text:p>
          </table:table-cell>
          <table:table-cell office:value-type="float" office:value="148264" table:style-name="ce38">
            <text:p>148.264</text:p>
          </table:table-cell>
          <table:table-cell office:value-type="percentage" office:value="0.45844258645426211" table:style-name="ce39">
            <text:p>45,8%</text:p>
          </table:table-cell>
          <table:table-cell office:value-type="float" office:value="26649" table:style-name="ce38">
            <text:p>26.649</text:p>
          </table:table-cell>
          <table:table-cell office:value-type="percentage" office:value="0.11537312592810664" table:style-name="ce39">
            <text:p>11,5%</text:p>
          </table:table-cell>
          <table:table-cell office:value-type="float" office:value="1495" table:style-name="ce38">
            <text:p>1.495</text:p>
          </table:table-cell>
          <table:table-cell office:value-type="percentage" office:value="8.3052325742887772E-3" table:style-name="ce39">
            <text:p>0,8%</text:p>
          </table:table-cell>
          <table:table-cell office:value-type="float" office:value="1800770" table:style-name="ce38">
            <text:p>1.800.77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3366152005889596" table:style-name="ce39">
            <text:p>7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83" table:style-name="ce38">
            <text:p>23.083</text:p>
          </table:table-cell>
          <table:table-cell office:value-type="percentage" office:value="1" table:style-name="ce39">
            <text:p>100,0%</text:p>
          </table:table-cell>
          <table:table-cell office:value-type="float" office:value="28423" table:style-name="ce38">
            <text:p>28.423</text:p>
          </table:table-cell>
          <table:table-cell office:value-type="percentage" office:value="1" table:style-name="ce39">
            <text:p>100,0%</text:p>
          </table:table-cell>
          <table:table-cell office:value-type="float" office:value="35985" table:style-name="ce38">
            <text:p>35.985</text:p>
          </table:table-cell>
          <table:table-cell office:value-type="percentage" office:value="0.95405376743199533" table:style-name="ce39">
            <text:p>95,4%</text:p>
          </table:table-cell>
          <table:table-cell office:value-type="float" office:value="43022" table:style-name="ce38">
            <text:p>43.022</text:p>
          </table:table-cell>
          <table:table-cell office:value-type="percentage" office:value="0.90260993622020813" table:style-name="ce39">
            <text:p>90,3%</text:p>
          </table:table-cell>
          <table:table-cell office:value-type="float" office:value="41535" table:style-name="ce38">
            <text:p>41.535</text:p>
          </table:table-cell>
          <table:table-cell office:value-type="percentage" office:value="0.7844637089920109" table:style-name="ce39">
            <text:p>78,4%</text:p>
          </table:table-cell>
          <table:table-cell office:value-type="float" office:value="14873" table:style-name="ce38">
            <text:p>14.873</text:p>
          </table:table-cell>
          <table:table-cell office:value-type="percentage" office:value="0.37826496096034995" table:style-name="ce39">
            <text:p>37,8%</text:p>
          </table:table-cell>
          <table:table-cell office:value-type="float" office:value="5726" table:style-name="ce38">
            <text:p>5.726</text:p>
          </table:table-cell>
          <table:table-cell office:value-type="percentage" office:value="0.18799658546194761" table:style-name="ce39">
            <text:p>18,8%</text:p>
          </table:table-cell>
          <table:table-cell office:value-type="float" office:value="577" table:style-name="ce38">
            <text:p>577</text:p>
          </table:table-cell>
          <table:table-cell office:value-type="percentage" office:value="2.2599091336362211E-2" table:style-name="ce39">
            <text:p>2,3%</text:p>
          </table:table-cell>
          <table:table-cell office:value-type="float" office:value="193224" table:style-name="ce38">
            <text:p>193.22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8043807444448356" table:style-name="ce39">
            <text:p>68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065" table:style-name="ce38">
            <text:p>369.065</text:p>
          </table:table-cell>
          <table:table-cell office:value-type="percentage" office:value="1" table:style-name="ce39">
            <text:p>100,0%</text:p>
          </table:table-cell>
          <table:table-cell office:value-type="float" office:value="505470" table:style-name="ce38">
            <text:p>505.470</text:p>
          </table:table-cell>
          <table:table-cell office:value-type="percentage" office:value="0.96082162252580872" table:style-name="ce39">
            <text:p>96,1%</text:p>
          </table:table-cell>
          <table:table-cell office:value-type="float" office:value="662799" table:style-name="ce38">
            <text:p>662.799</text:p>
          </table:table-cell>
          <table:table-cell office:value-type="percentage" office:value="0.94238209186959621" table:style-name="ce39">
            <text:p>94,2%</text:p>
          </table:table-cell>
          <table:table-cell office:value-type="float" office:value="901255" table:style-name="ce38">
            <text:p>901.255</text:p>
          </table:table-cell>
          <table:table-cell office:value-type="percentage" office:value="0.92647075452593231" table:style-name="ce39">
            <text:p>92,6%</text:p>
          </table:table-cell>
          <table:table-cell office:value-type="float" office:value="920054" table:style-name="ce38">
            <text:p>920.054</text:p>
          </table:table-cell>
          <table:table-cell office:value-type="percentage" office:value="0.78908823632834779" table:style-name="ce39">
            <text:p>78,9%</text:p>
          </table:table-cell>
          <table:table-cell office:value-type="float" office:value="505316" table:style-name="ce38">
            <text:p>505.316</text:p>
          </table:table-cell>
          <table:table-cell office:value-type="percentage" office:value="0.53211322185249144" table:style-name="ce39">
            <text:p>53,2%</text:p>
          </table:table-cell>
          <table:table-cell office:value-type="float" office:value="211485" table:style-name="ce38">
            <text:p>211.485</text:p>
          </table:table-cell>
          <table:table-cell office:value-type="percentage" office:value="0.28483787332906829" table:style-name="ce39">
            <text:p>28,5%</text:p>
          </table:table-cell>
          <table:table-cell office:value-type="float" office:value="29306" table:style-name="ce38">
            <text:p>29.306</text:p>
          </table:table-cell>
          <table:table-cell office:value-type="percentage" office:value="5.2942685469214622E-2" table:style-name="ce39">
            <text:p>5,3%</text:p>
          </table:table-cell>
          <table:table-cell office:value-type="float" office:value="4104750" table:style-name="ce38">
            <text:p>4.104.75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8664992622036669" table:style-name="ce39">
            <text:p>68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420" table:style-name="ce38">
            <text:p>72.420</text:p>
          </table:table-cell>
          <table:table-cell office:value-type="percentage" office:value="1" table:style-name="ce39">
            <text:p>100,0%</text:p>
          </table:table-cell>
          <table:table-cell office:value-type="float" office:value="99537" table:style-name="ce38">
            <text:p>99.537</text:p>
          </table:table-cell>
          <table:table-cell office:value-type="percentage" office:value="0.96732718490947434" table:style-name="ce39">
            <text:p>96,7%</text:p>
          </table:table-cell>
          <table:table-cell office:value-type="float" office:value="129685" table:style-name="ce38">
            <text:p>129.685</text:p>
          </table:table-cell>
          <table:table-cell office:value-type="percentage" office:value="0.88275735319143145" table:style-name="ce39">
            <text:p>88,3%</text:p>
          </table:table-cell>
          <table:table-cell office:value-type="float" office:value="188398" table:style-name="ce38">
            <text:p>188.398</text:p>
          </table:table-cell>
          <table:table-cell office:value-type="percentage" office:value="0.88343587050305739" table:style-name="ce39">
            <text:p>88,3%</text:p>
          </table:table-cell>
          <table:table-cell office:value-type="float" office:value="198271" table:style-name="ce38">
            <text:p>198.271</text:p>
          </table:table-cell>
          <table:table-cell office:value-type="percentage" office:value="0.78011229279539807" table:style-name="ce39">
            <text:p>78,0%</text:p>
          </table:table-cell>
          <table:table-cell office:value-type="float" office:value="106247" table:style-name="ce38">
            <text:p>106.247</text:p>
          </table:table-cell>
          <table:table-cell office:value-type="percentage" office:value="0.50835155476237182" table:style-name="ce39">
            <text:p>50,8%</text:p>
          </table:table-cell>
          <table:table-cell office:value-type="float" office:value="24423" table:style-name="ce38">
            <text:p>24.423</text:p>
          </table:table-cell>
          <table:table-cell office:value-type="percentage" office:value="0.14178974501881009" table:style-name="ce39">
            <text:p>14,2%</text:p>
          </table:table-cell>
          <table:table-cell office:value-type="float" office:value="1658" table:style-name="ce38">
            <text:p>1.658</text:p>
          </table:table-cell>
          <table:table-cell office:value-type="percentage" office:value="1.1684778778524814E-2" table:style-name="ce39">
            <text:p>1,2%</text:p>
          </table:table-cell>
          <table:table-cell office:value-type="float" office:value="820639" table:style-name="ce38">
            <text:p>820.63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62637647818510578" table:style-name="ce39">
            <text:p>62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35" table:style-name="ce38">
            <text:p>41.935</text:p>
          </table:table-cell>
          <table:table-cell office:value-type="percentage" office:value="1" table:style-name="ce39">
            <text:p>100,0%</text:p>
          </table:table-cell>
          <table:table-cell office:value-type="float" office:value="55526" table:style-name="ce38">
            <text:p>55.526</text:p>
          </table:table-cell>
          <table:table-cell office:value-type="percentage" office:value="0.995232291367938" table:style-name="ce39">
            <text:p>99,5%</text:p>
          </table:table-cell>
          <table:table-cell office:value-type="float" office:value="68979" table:style-name="ce38">
            <text:p>68.979</text:p>
          </table:table-cell>
          <table:table-cell office:value-type="percentage" office:value="0.93411787010454472" table:style-name="ce39">
            <text:p>93,4%</text:p>
          </table:table-cell>
          <table:table-cell office:value-type="float" office:value="87508" table:style-name="ce38">
            <text:p>87.508</text:p>
          </table:table-cell>
          <table:table-cell office:value-type="percentage" office:value="0.90499927606676733" table:style-name="ce39">
            <text:p>90,5%</text:p>
          </table:table-cell>
          <table:table-cell office:value-type="float" office:value="87872" table:style-name="ce38">
            <text:p>87.872</text:p>
          </table:table-cell>
          <table:table-cell office:value-type="percentage" office:value="0.81361456269328347" table:style-name="ce39">
            <text:p>81,4%</text:p>
          </table:table-cell>
          <table:table-cell office:value-type="float" office:value="48429" table:style-name="ce38">
            <text:p>48.429</text:p>
          </table:table-cell>
          <table:table-cell office:value-type="percentage" office:value="0.59538240247845486" table:style-name="ce39">
            <text:p>59,5%</text:p>
          </table:table-cell>
          <table:table-cell office:value-type="float" office:value="23393" table:style-name="ce38">
            <text:p>23.393</text:p>
          </table:table-cell>
          <table:table-cell office:value-type="percentage" office:value="0.34337340555139667" table:style-name="ce39">
            <text:p>34,3%</text:p>
          </table:table-cell>
          <table:table-cell office:value-type="float" office:value="3234" table:style-name="ce38">
            <text:p>3.234</text:p>
          </table:table-cell>
          <table:table-cell office:value-type="percentage" office:value="5.7352628218769949E-2" table:style-name="ce39">
            <text:p>5,7%</text:p>
          </table:table-cell>
          <table:table-cell office:value-type="float" office:value="416876" table:style-name="ce38">
            <text:p>416.87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1707771856734448" table:style-name="ce39">
            <text:p>71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364" table:style-name="ce38">
            <text:p>161.364</text:p>
          </table:table-cell>
          <table:table-cell office:value-type="percentage" office:value="1.0216144349477683" table:style-name="ce39">
            <text:p>102,2%</text:p>
          </table:table-cell>
          <table:table-cell office:value-type="float" office:value="211408" table:style-name="ce38">
            <text:p>211.408</text:p>
          </table:table-cell>
          <table:table-cell office:value-type="percentage" office:value="0.99214852567802858" table:style-name="ce39">
            <text:p>99,2%</text:p>
          </table:table-cell>
          <table:table-cell office:value-type="float" office:value="267949" table:style-name="ce38">
            <text:p>267.949</text:p>
          </table:table-cell>
          <table:table-cell office:value-type="percentage" office:value="0.95655417875974136" table:style-name="ce39">
            <text:p>95,7%</text:p>
          </table:table-cell>
          <table:table-cell office:value-type="float" office:value="307801" table:style-name="ce38">
            <text:p>307.801</text:p>
          </table:table-cell>
          <table:table-cell office:value-type="percentage" office:value="0.90535830364995284" table:style-name="ce39">
            <text:p>90,5%</text:p>
          </table:table-cell>
          <table:table-cell office:value-type="float" office:value="296368" table:style-name="ce38">
            <text:p>296.368</text:p>
          </table:table-cell>
          <table:table-cell office:value-type="percentage" office:value="0.81839545139492953" table:style-name="ce39">
            <text:p>81,8%</text:p>
          </table:table-cell>
          <table:table-cell office:value-type="float" office:value="134006" table:style-name="ce38">
            <text:p>134.006</text:p>
          </table:table-cell>
          <table:table-cell office:value-type="percentage" office:value="0.51433352651961484" table:style-name="ce39">
            <text:p>51,4%</text:p>
          </table:table-cell>
          <table:table-cell office:value-type="float" office:value="41784" table:style-name="ce38">
            <text:p>41.784</text:p>
          </table:table-cell>
          <table:table-cell office:value-type="percentage" office:value="0.20732978058292895" table:style-name="ce39">
            <text:p>20,7%</text:p>
          </table:table-cell>
          <table:table-cell office:value-type="float" office:value="7265" table:style-name="ce38">
            <text:p>7.265</text:p>
          </table:table-cell>
          <table:table-cell office:value-type="percentage" office:value="4.3088620808274913E-2" table:style-name="ce39">
            <text:p>4,3%</text:p>
          </table:table-cell>
          <table:table-cell office:value-type="float" office:value="1427945" table:style-name="ce38">
            <text:p>1.427.945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1975102107268207" table:style-name="ce39">
            <text:p>72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9" table:style-name="ce38">
            <text:p>2.349</text:p>
          </table:table-cell>
          <table:table-cell office:value-type="percentage" office:value="0.90172744721689058" table:style-name="ce39">
            <text:p>90,2%</text:p>
          </table:table-cell>
          <table:table-cell office:value-type="float" office:value="3803" table:style-name="ce38">
            <text:p>3.803</text:p>
          </table:table-cell>
          <table:table-cell office:value-type="percentage" office:value="0.88073182028717001" table:style-name="ce39">
            <text:p>88,1%</text:p>
          </table:table-cell>
          <table:table-cell office:value-type="float" office:value="7071" table:style-name="ce38">
            <text:p>7.071</text:p>
          </table:table-cell>
          <table:table-cell office:value-type="percentage" office:value="0.89996181748759063" table:style-name="ce39">
            <text:p>90,0%</text:p>
          </table:table-cell>
          <table:table-cell office:value-type="float" office:value="9779" table:style-name="ce38">
            <text:p>9.779</text:p>
          </table:table-cell>
          <table:table-cell office:value-type="percentage" office:value="0.84622706818968496" table:style-name="ce39">
            <text:p>84,6%</text:p>
          </table:table-cell>
          <table:table-cell office:value-type="float" office:value="9777" table:style-name="ce38">
            <text:p>9.777</text:p>
          </table:table-cell>
          <table:table-cell office:value-type="percentage" office:value="0.77337446606549598" table:style-name="ce39">
            <text:p>77,3%</text:p>
          </table:table-cell>
          <table:table-cell office:value-type="float" office:value="7200" table:style-name="ce38">
            <text:p>7.200</text:p>
          </table:table-cell>
          <table:table-cell office:value-type="percentage" office:value="0.60534723389944511" table:style-name="ce39">
            <text:p>60,5%</text:p>
          </table:table-cell>
          <table:table-cell office:value-type="float" office:value="5973" table:style-name="ce38">
            <text:p>5.973</text:p>
          </table:table-cell>
          <table:table-cell office:value-type="percentage" office:value="0.54463390170511539" table:style-name="ce39">
            <text:p>54,5%</text:p>
          </table:table-cell>
          <table:table-cell office:value-type="float" office:value="2356" table:style-name="ce38">
            <text:p>2.356</text:p>
          </table:table-cell>
          <table:table-cell office:value-type="percentage" office:value="0.25816348893271968" table:style-name="ce39">
            <text:p>25,8%</text:p>
          </table:table-cell>
          <table:table-cell office:value-type="float" office:value="48308" table:style-name="ce38">
            <text:p>48.308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8072993729303177" table:style-name="ce39">
            <text:p>68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35" table:style-name="ce38">
            <text:p>1.935</text:p>
          </table:table-cell>
          <table:table-cell office:value-type="percentage" office:value="0.82375478927203061" table:style-name="ce39">
            <text:p>82,4%</text:p>
          </table:table-cell>
          <table:table-cell office:value-type="float" office:value="3192" table:style-name="ce38">
            <text:p>3.192</text:p>
          </table:table-cell>
          <table:table-cell office:value-type="percentage" office:value="0.85165421558164356" table:style-name="ce39">
            <text:p>85,2%</text:p>
          </table:table-cell>
          <table:table-cell office:value-type="float" office:value="6779" table:style-name="ce38">
            <text:p>6.779</text:p>
          </table:table-cell>
          <table:table-cell office:value-type="percentage" office:value="0.86610451002938549" table:style-name="ce39">
            <text:p>86,6%</text:p>
          </table:table-cell>
          <table:table-cell office:value-type="float" office:value="9084" table:style-name="ce38">
            <text:p>9.084</text:p>
          </table:table-cell>
          <table:table-cell office:value-type="percentage" office:value="0.80396495265067702" table:style-name="ce39">
            <text:p>80,4%</text:p>
          </table:table-cell>
          <table:table-cell office:value-type="float" office:value="9195" table:style-name="ce38">
            <text:p>9.195</text:p>
          </table:table-cell>
          <table:table-cell office:value-type="percentage" office:value="0.76612231294784205" table:style-name="ce39">
            <text:p>76,6%</text:p>
          </table:table-cell>
          <table:table-cell office:value-type="float" office:value="7179" table:style-name="ce38">
            <text:p>7.179</text:p>
          </table:table-cell>
          <table:table-cell office:value-type="percentage" office:value="0.59169207945273217" table:style-name="ce39">
            <text:p>59,2%</text:p>
          </table:table-cell>
          <table:table-cell office:value-type="float" office:value="6051" table:style-name="ce38">
            <text:p>6.051</text:p>
          </table:table-cell>
          <table:table-cell office:value-type="percentage" office:value="0.50446019174656109" table:style-name="ce39">
            <text:p>50,4%</text:p>
          </table:table-cell>
          <table:table-cell office:value-type="float" office:value="2853" table:style-name="ce38">
            <text:p>2.853</text:p>
          </table:table-cell>
          <table:table-cell office:value-type="percentage" office:value="0.29799456862335494" table:style-name="ce39">
            <text:p>29,8%</text:p>
          </table:table-cell>
          <table:table-cell office:value-type="float" office:value="46268" table:style-name="ce38">
            <text:p>46.268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5233268007951839" table:style-name="ce39">
            <text:p>65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67" table:style-name="ce38">
            <text:p>3.267</text:p>
          </table:table-cell>
          <table:table-cell office:value-type="string" table:style-name="ce39">
            <text:p>-</text:p>
          </table:table-cell>
          <table:table-cell office:value-type="float" office:value="8596" table:style-name="ce38">
            <text:p>8.596</text:p>
          </table:table-cell>
          <table:table-cell office:value-type="string" table:style-name="ce39">
            <text:p>-</text:p>
          </table:table-cell>
          <table:table-cell office:value-type="float" office:value="19520" table:style-name="ce38">
            <text:p>19.520</text:p>
          </table:table-cell>
          <table:table-cell office:value-type="string" table:style-name="ce39">
            <text:p>-</text:p>
          </table:table-cell>
          <table:table-cell office:value-type="float" office:value="26794" table:style-name="ce38">
            <text:p>26.794</text:p>
          </table:table-cell>
          <table:table-cell office:value-type="string" table:style-name="ce39">
            <text:p>-</text:p>
          </table:table-cell>
          <table:table-cell office:value-type="float" office:value="19699" table:style-name="ce38">
            <text:p>19.699</text:p>
          </table:table-cell>
          <table:table-cell office:value-type="string" table:style-name="ce39">
            <text:p>-</text:p>
          </table:table-cell>
          <table:table-cell office:value-type="float" office:value="712" table:style-name="ce38">
            <text:p>712</text:p>
          </table:table-cell>
          <table:table-cell office:value-type="string" table:style-name="ce39">
            <text:p>-</text:p>
          </table:table-cell>
          <table:table-cell office:value-type="float" office:value="78626" table:style-name="ce38">
            <text:p>78.62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34" table:style-name="ce41">
            <text:p>134</text:p>
          </table:table-cell>
          <table:table-cell office:value-type="string" table:style-name="ce42">
            <text:p>-</text:p>
          </table:table-cell>
          <table:table-cell office:value-type="float" office:value="408" table:style-name="ce41">
            <text:p>408</text:p>
          </table:table-cell>
          <table:table-cell office:value-type="string" table:style-name="ce42">
            <text:p>-</text:p>
          </table:table-cell>
          <table:table-cell office:value-type="float" office:value="740" table:style-name="ce41">
            <text:p>740</text:p>
          </table:table-cell>
          <table:table-cell office:value-type="string" table:style-name="ce42">
            <text:p>-</text:p>
          </table:table-cell>
          <table:table-cell office:value-type="float" office:value="783" table:style-name="ce41">
            <text:p>783</text:p>
          </table:table-cell>
          <table:table-cell office:value-type="string" table:style-name="ce42">
            <text:p>-</text:p>
          </table:table-cell>
          <table:table-cell office:value-type="float" office:value="679" table:style-name="ce41">
            <text:p>679</text:p>
          </table:table-cell>
          <table:table-cell office:value-type="string" table:style-name="ce42">
            <text:p>-</text:p>
          </table:table-cell>
          <table:table-cell office:value-type="float" office:value="49" table:style-name="ce41">
            <text:p>49</text:p>
          </table:table-cell>
          <table:table-cell office:value-type="string" table:style-name="ce42">
            <text:p>-</text:p>
          </table:table-cell>
          <table:table-cell office:value-type="float" office:value="2828" table:style-name="ce41">
            <text:p>2.828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7101" table:style-name="ce45">
            <text:p>2.887.101</text:p>
          </table:table-cell>
          <table:table-cell office:value-type="percentage" office:value="1" table:style-name="ce46">
            <text:p>100,0%</text:p>
          </table:table-cell>
          <table:table-cell office:value-type="float" office:value="3886904" table:style-name="ce45">
            <text:p>3.886.904</text:p>
          </table:table-cell>
          <table:table-cell office:value-type="percentage" office:value="0.98153026038845514" table:style-name="ce46">
            <text:p>98,2%</text:p>
          </table:table-cell>
          <table:table-cell office:value-type="float" office:value="4955894" table:style-name="ce45">
            <text:p>4.955.894</text:p>
          </table:table-cell>
          <table:table-cell office:value-type="percentage" office:value="0.92859415407872536" table:style-name="ce46">
            <text:p>92,9%</text:p>
          </table:table-cell>
          <table:table-cell office:value-type="float" office:value="6259160" table:style-name="ce45">
            <text:p>6.259.160</text:p>
          </table:table-cell>
          <table:table-cell office:value-type="percentage" office:value="0.88993142058656338" table:style-name="ce46">
            <text:p>89,0%</text:p>
          </table:table-cell>
          <table:table-cell office:value-type="float" office:value="6286532" table:style-name="ce45">
            <text:p>6.286.532</text:p>
          </table:table-cell>
          <table:table-cell office:value-type="percentage" office:value="0.7965967441641808" table:style-name="ce46">
            <text:p>79,7%</text:p>
          </table:table-cell>
          <table:table-cell office:value-type="float" office:value="3112435" table:style-name="ce45">
            <text:p>3.112.435</text:p>
          </table:table-cell>
          <table:table-cell office:value-type="percentage" office:value="0.49955596772793026" table:style-name="ce46">
            <text:p>50,0%</text:p>
          </table:table-cell>
          <table:table-cell office:value-type="float" office:value="1187112" table:style-name="ce45">
            <text:p>1.187.112</text:p>
          </table:table-cell>
          <table:table-cell office:value-type="percentage" office:value="0.24008057209422728" table:style-name="ce46">
            <text:p>24,0%</text:p>
          </table:table-cell>
          <table:table-cell office:value-type="float" office:value="193639" table:style-name="ce45">
            <text:p>193.639</text:p>
          </table:table-cell>
          <table:table-cell office:value-type="percentage" office:value="4.9795483615802355E-2" table:style-name="ce46">
            <text:p>5,0%</text:p>
          </table:table-cell>
          <table:table-cell office:value-type="float" office:value="28768777" table:style-name="ce45">
            <text:p>28.768.777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8302220234665256" table:style-name="ce46">
            <text:p>68,3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10T22:52:47Z</meta:creation-date>
    <dc:date>2021-08-10T22:53:09Z</dc:date>
  </office:meta>
</office:document-meta>
</file>